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gradient-name="msFillGradient_20_6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gradient" draw:fill-gradient-name="msFillGradient_20_7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gradient" draw:fill-gradient-name="msFillGradient_20_8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gradient" draw:fill-gradient-name="msFillGradient_20_9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595959" draw:stroke-linejoin="round" svg:stroke-linecap="butt" draw:fill="solid" draw:fill-color="#351c75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vertical-align="top" draw:auto-grow-height="false" draw:fit-to-size="false" style:shrink-to-fit="false" fo:min-height="1.813cm" fo:min-width="7.426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3.497cm" fo:min-width="20.834cm" fo:padding-top="0.05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3.396cm" fo:min-width="20.834cm" fo:padding-top="0.05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4.596cm" fo:min-width="20.834cm" fo:padding-top="0.05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4.53cm" fo:min-width="20.834cm" fo:padding-top="0.05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4.819cm" fo:min-width="20.834cm" fo:padding-top="0.05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solid" draw:fill-color="#351c75" draw:textarea-vertical-align="top" draw:auto-grow-height="false" draw:fit-to-size="false" style:shrink-to-fit="false" fo:min-height="0cm" fo:min-width="0cm" fo:padding-top="0.05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3.197cm" fo:min-width="22.653cm" fo:padding-top="0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3.359cm" fo:min-width="22.653cm" fo:padding-top="0.05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1.17cm" fo:min-width="20.834cm" fo:padding-top="0.05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1.218cm" fo:min-width="20.834cm" fo:padding-top="0.05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3.388cm" fo:min-width="20.834cm" fo:padding-top="0.05cm" fo:padding-bottom="0.254cm" fo:padding-left="0.254cm" fo:padding-right="0.254cm" fo:wrap-option="wrap"/>
      <style:paragraph-properties style:writing-mode="lr-tb"/>
    </style:style>
    <style:style style:name="gr17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2.238cm" fo:min-width="20.834cm" fo:padding-top="0.05cm" fo:padding-bottom="0.254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026cm" svg:stroke-color="#000000" draw:stroke-linejoin="round" svg:stroke-linecap="butt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.074cm" draw:shadow-offset-y="0.074cm" draw:shadow-color="#b45f06" draw:shadow-opacity="100%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outline1">
      <style:graphic-properties fo:min-height="9.239cm"/>
      <style:paragraph-properties style:writing-mode="lr-tb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183cm" style:use-optimal-column-width="false"/>
    </style:style>
    <style:style style:name="co2" style:family="table-column">
      <style:table-column-properties style:column-width="4.919cm" style:use-optimal-column-width="false"/>
    </style:style>
    <style:style style:name="co3" style:family="table-column">
      <style:table-column-properties style:column-width="3.624cm" style:use-optimal-column-width="false"/>
    </style:style>
    <style:style style:name="co4" style:family="table-column">
      <style:table-column-properties style:column-width="2.244cm" style:use-optimal-column-width="false"/>
    </style:style>
    <style:style style:name="co5" style:family="table-column">
      <style:table-column-properties style:column-width="3.418cm" style:use-optimal-column-width="false"/>
    </style:style>
    <style:style style:name="co6" style:family="table-column">
      <style:table-column-properties style:column-width="3.767cm" style:use-optimal-column-width="false"/>
    </style:style>
    <style:style style:name="co7" style:family="table-column">
      <style:table-column-properties style:column-width="3.013cm" style:use-optimal-column-width="false"/>
    </style:style>
    <style:style style:name="co8" style:family="table-column">
      <style:table-column-properties style:column-width="1.934cm" style:use-optimal-column-width="false"/>
    </style:style>
    <style:style style:name="co9" style:family="table-column">
      <style:table-column-properties style:column-width="5.209cm" style:use-optimal-column-width="false"/>
    </style:style>
    <style:style style:name="co10" style:family="table-column">
      <style:table-column-properties style:column-width="5.353cm" style:use-optimal-column-width="false"/>
    </style:style>
    <style:style style:name="co11" style:family="table-column">
      <style:table-column-properties style:column-width="4.453cm" style:use-optimal-column-width="false"/>
    </style:style>
    <style:style style:name="co12" style:family="table-column">
      <style:table-column-properties style:column-width="3.158cm" style:use-optimal-column-width="false"/>
    </style:style>
    <style:style style:name="ro1" style:family="table-row">
      <style:table-row-properties style:row-height="1.218cm" style:use-optimal-row-height="false"/>
    </style:style>
    <style:style style:name="ro2" style:family="table-row">
      <style:table-row-properties style:row-height="1.062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000000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434343" fo:border-right="0.37pt solid #434343" fo:border-top="0.37pt solid #000000" fo:border-bottom="0.37pt solid #434343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434343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1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text-properties fo:hyphenate="false" loext:hyphenation-no-caps="false"/>
    </style:style>
    <style:style style:name="P13" style:family="paragraph">
      <style:paragraph-properties style:writing-mode="lr-tb"/>
      <style:text-properties fo:font-size="26pt" style:font-size-asian="26pt" style:font-size-complex="26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16" style:family="paragraph">
      <loext:graphic-properties draw:fill="solid" draw:fill-color="#eeeeee"/>
      <style:paragraph-properties fo:text-align="center" style:writing-mode="lr-tb" style:font-independent-line-spacing="true"/>
      <style:text-properties fo:font-size="14pt"/>
    </style:style>
    <style:style style:name="P17" style:family="paragraph">
      <loext:graphic-properties draw:fill="solid" draw:fill-color="#351c75"/>
      <style:paragraph-properties fo:text-align="center" style:writing-mode="lr-tb" style:font-independent-line-spacing="true"/>
      <style:text-properties fo:font-size="14pt"/>
    </style:style>
    <style:style style:name="P18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solid" draw:fill-color="#351c75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1" style:family="paragraph">
      <style:paragraph-properties fo:margin-left="3.81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24pt" fo:background-color="transparent" style:font-size-asian="24pt" style:font-size-complex="24pt"/>
    </style:style>
    <style:style style:name="P23" style:family="paragraph">
      <loext:graphic-properties draw:fill="solid" draw:fill-color="#351c75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background-color="transparent" style:font-size-asian="24pt" style:font-size-complex="24pt"/>
    </style:style>
    <style:style style:name="P24" style:family="paragraph">
      <style:paragraph-properties fo:margin-left="1.27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  <style:text-properties fo:font-size="24pt" fo:background-color="transparent" style:font-size-asian="24pt" style:font-size-complex="24pt"/>
    </style:style>
    <style:style style:name="P25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="solid" draw:fill-color="#351c75"/>
      <style:paragraph-properties fo:text-align="center" style:writing-mode="lr-tb" style:font-independent-line-spacing="true"/>
      <style:text-properties fo:font-size="24pt" fo:background-color="transparent" style:font-size-asian="24pt" style:font-size-complex="24pt"/>
    </style:style>
    <style:style style:name="P27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solid" draw:fill-color="#f3f3f3"/>
      <style:paragraph-properties fo:text-align="center" style:writing-mode="lr-tb" style:font-independent-line-spacing="true"/>
      <style:text-properties fo:font-size="14pt"/>
    </style:style>
    <style:style style:name="P29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30" style:family="paragraph">
      <loext:graphic-properties draw:fill="none"/>
      <style:paragraph-properties fo:text-align="center"/>
      <style:text-properties fo:font-size="18pt"/>
    </style:style>
    <style:style style:name="P31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52pt" fo:letter-spacing="normal" fo:language="en" fo:country="GB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434343" loext:opacity="100%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language="en" fo:country="GB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0pt" fo:letter-spacing="normal" fo:language="en" fo:country="GB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5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6" style:family="text">
      <style:text-properties fo:font-variant="normal" fo:text-transform="none" fo:color="#980000" loext:opacity="100%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7" style:family="text">
      <style:text-properties fo:font-variant="normal" fo:text-transform="none" fo:color="#274e13" loext:opacity="100%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2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13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4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980000" loext:opacity="100%" style:text-line-through-style="none" style:text-line-through-type="none" style:text-position="0% 100%" style:font-name="Arial1" fo:font-size="30pt" fo:letter-spacing="normal" fo:language="en" fo:country="GB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6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17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6pt" fo:letter-spacing="normal" fo:language="en" fo:country="GB" fo:font-style="normal" style:text-underline-style="none" fo:font-weight="normal" style:font-name-asian="Arial1" style:font-size-asian="6pt" style:font-style-asian="normal" style:font-weight-asian="normal" style:font-name-complex="Arial1" style:font-size-complex="6pt" style:font-style-complex="normal" style:font-weight-complex="normal"/>
    </style:style>
    <style:style style:name="T18" style:family="text">
      <style:text-properties fo:font-variant="normal" fo:text-transform="none" fo:color="#20124d" loext:opacity="100%" style:text-line-through-style="none" style:text-line-through-type="none" style:text-position="0% 100%" style:font-name="Courier New" fo:font-size="26pt" fo:letter-spacing="normal" fo:language="en" fo:country="GB" fo:font-style="normal" style:text-underline-style="none" fo:font-weight="normal" style:font-name-asian="Courier New" style:font-size-asian="26pt" style:font-style-asian="normal" style:font-weight-asian="normal" style:font-name-complex="Courier New" style:font-size-complex="26pt" style:font-style-complex="normal" style:font-weight-complex="normal"/>
    </style:style>
    <style:style style:name="T19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0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fo:font-variant="normal" fo:text-transform="none" fo:color="#f3f3f3" loext:opacity="100%" style:text-line-through-style="none" style:text-line-through-type="none" style:text-position="0% 100%" style:font-name="Courier New" fo:font-size="18pt" fo:letter-spacing="normal" fo:language="en" fo:country="GB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22" style:family="text">
      <style:text-properties fo:font-variant="normal" fo:text-transform="none" fo:color="#6fa8dc" loext:opacity="100%" style:text-line-through-style="none" style:text-line-through-type="none" style:text-position="0% 100%" style:font-name="Courier New" fo:font-size="18pt" fo:letter-spacing="normal" fo:language="en" fo:country="GB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Courier New" fo:font-size="18pt" fo:letter-spacing="normal" fo:language="en" fo:country="GB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4" style:family="text">
      <style:text-properties fo:font-variant="normal" fo:text-transform="none" fo:color="#f3f3f3" loext:opacity="100%" style:text-line-through-style="none" style:text-line-through-type="none" style:text-position="0% 100%" style:font-name="Courier New" fo:font-size="18pt" fo:letter-spacing="normal" fo:language="en" fo:country="GB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5" style:family="text">
      <style:text-properties fo:font-variant="normal" fo:text-transform="none" fo:color="#efefef" loext:opacity="100%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fo:background-color="#351c75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26" style:family="text">
      <style:text-properties fo:font-variant="normal" fo:text-transform="none" fo:color="#a4c2f4" loext:opacity="100%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fo:background-color="transparent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27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fo:background-color="transparent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29" style:family="text">
      <style:text-properties fo:font-variant="normal" fo:text-transform="none" fo:color="#efefef" loext:opacity="100%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fo:background-color="transparent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fo:background-color="#351c75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3" style:family="text">
      <style:text-properties fo:font-variant="normal" fo:text-transform="none" fo:color="#efefef" loext:opacity="100%" style:text-line-through-style="none" style:text-line-through-type="none" style:text-position="0% 100%" style:font-name="Courier New" fo:font-size="22pt" fo:letter-spacing="normal" fo:language="en" fo:country="GB" fo:font-style="normal" style:text-underline-style="none" fo:font-weight="normal" fo:background-color="#351c75" style:font-name-asian="Courier New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34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35" style:family="text">
      <style:text-properties fo:font-variant="normal" fo:text-transform="none" fo:color="#71abe0" loext:opacity="100%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36" style:family="text">
      <style:text-properties fo:font-variant="normal" fo:text-transform="none" fo:color="#a2c4c9" loext:opacity="100%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37" style:family="text">
      <style:text-properties fo:font-variant="normal" fo:text-transform="none" fo:color="#a4c2f4" loext:opacity="100%" style:text-line-through-style="none" style:text-line-through-type="none" style:text-position="0% 100%" style:font-name="Arial1" fo:font-size="22pt" fo:letter-spacing="normal" fo:language="en" fo:country="GB" fo:font-style="normal" style:text-underline-style="none" fo:font-weight="normal" fo:background-color="transparent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38" style:family="text">
      <style:text-properties fo:font-variant="normal" fo:text-transform="none" fo:color="#efefef" loext:opacity="100%" style:text-line-through-style="none" style:text-line-through-type="none" style:text-position="0% 100%" style:font-name="Courier New" fo:font-size="22pt" fo:letter-spacing="normal" fo:language="en" fo:country="GB" fo:font-style="normal" style:text-underline-style="none" fo:font-weight="normal" fo:background-color="transparent" style:font-name-asian="Courier New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39" style:family="text">
      <style:text-properties fo:font-variant="normal" fo:text-transform="none" fo:color="#efefef" loext:opacity="100%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fo:background-color="#0000ff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40" style:family="text">
      <style:text-properties fo:font-variant="normal" fo:text-transform="none" fo:color="#741b47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1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42" style:family="text">
      <style:text-properties fo:font-variant="normal" fo:text-transform="none" fo:color="#20124d" loext:opacity="100%" style:text-line-through-style="none" style:text-line-through-type="none" style:text-position="0% 100%" style:font-name="Courier New" fo:font-size="28pt" fo:letter-spacing="normal" fo:language="en" fo:country="GB" fo:font-style="normal" style:text-underline-style="none" fo:font-weight="bold" style:font-name-asian="Courier New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43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4" style:family="text">
      <style:text-properties fo:font-variant="normal" fo:text-transform="none" fo:color="#20124d" loext:opacity="100%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normal" fo:background-color="#351c75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45" style:family="text">
      <style:text-properties fo:font-variant="normal" fo:text-transform="none" fo:color="#f3f3f3" loext:opacity="100%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fo:background-color="#351c75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46" style:family="text">
      <style:text-properties fo:font-variant="normal" fo:text-transform="none" fo:color="#0b5394" loext:opacity="100%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7" style:family="text">
      <style:text-properties fo:font-variant="normal" fo:text-transform="none" fo:color="#d4d4d4" loext:opacity="100%" style:text-line-through-style="none" style:text-line-through-type="none" style:text-position="0% 100%" style:font-name="Courier New" fo:font-size="21pt" fo:letter-spacing="normal" fo:language="en" fo:country="GB" fo:font-style="normal" style:text-underline-style="none" fo:font-weight="normal" style:font-name-asian="Courier New" style:font-size-asian="21pt" style:font-style-asian="normal" style:font-weight-asian="normal" style:font-name-complex="Courier New" style:font-size-complex="21pt" style:font-style-complex="normal" style:font-weight-complex="normal"/>
    </style:style>
    <style:style style:name="T48" style:family="text">
      <style:text-properties fo:font-variant="normal" fo:text-transform="none" fo:color="#f3f3f3" loext:opacity="100%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49" style:family="text">
      <style:text-properties fo:font-variant="normal" fo:text-transform="none" fo:color="#0b5394" loext:opacity="100%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0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8pt" fo:letter-spacing="normal" fo:language="en" fo:country="GB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51" style:family="text">
      <style:text-properties fo:font-variant="normal" fo:text-transform="none" fo:color="#ffffff" loext:opacity="100%" style:text-line-through-style="none" style:text-line-through-type="none" style:text-position="0% 100%" style:font-name="Courier New" fo:font-size="18pt" fo:letter-spacing="normal" fo:language="en" fo:country="GB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52" style:family="text">
      <style:text-properties fo:font-variant="normal" fo:text-transform="none" fo:color="#20124d" loext:opacity="100%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42cm" text:min-label-width="1.128cm"/>
        <style:text-properties style:font-name="Arial1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412cm" text:min-label-width="1.128cm"/>
        <style:text-properties style:font-name="Arial1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style:font-name="Arial1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213cm" text:min-label-width="1.057cm"/>
        <style:text-properties fo:color="#20124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248cm" text:min-label-width="1.022cm"/>
        <style:text-properties fo:color="#20124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48cm" text:min-label-width="1.022cm"/>
        <style:text-properties style:font-name="Arial1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283cm" text:min-label-width="0.987cm"/>
        <style:text-properties fo:color="#20124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</text:span><text:span text:style-name="T1">n</text:span><text:span text:style-name="T1">t</text:span><text:span text:style-name="T1">r</text:span><text:span text:style-name="T1">o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o</text:span><text:span text:style-name="T1"> </text:span><text:span text:style-name="T1">S</text:span><text:span text:style-name="T1">Q</text:span><text:span text:style-name="T1">L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D</text:span><text:span text:style-name="T2">a</text:span><text:span text:style-name="T2">t</text:span><text:span text:style-name="T2">a</text:span><text:span text:style-name="T2">b</text:span><text:span text:style-name="T2">a</text:span><text:span text:style-name="T2">s</text:span><text:span text:style-name="T2">e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text:span text:style-name="T2">S</text:span><text:span text:style-name="T2">i</text:span><text:span text:style-name="T2">m</text:span><text:span text:style-name="T2">p</text:span><text:span text:style-name="T2">l</text:span><text:span text:style-name="T2">e</text:span><text:span text:style-name="T2"> </text:span><text:span text:style-name="T2">Q</text:span><text:span text:style-name="T2">u</text:span><text:span text:style-name="T2">e</text:span><text:span text:style-name="T2">r</text:span><text:span text:style-name="T2">i</text:span><text:span text:style-name="T2">e</text:span><text:span text:style-name="T2">s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D</text:span><text:span text:style-name="T3">o</text:span><text:span text:style-name="T3">n</text:span><text:span text:style-name="T3">'t </text:span><text:span text:style-name="T3">e</text:span><text:span text:style-name="T3">x</text:span><text:span text:style-name="T3">p</text:span><text:span text:style-name="T3">l</text:span><text:span text:style-name="T3">a</text:span><text:span text:style-name="T3">i</text:span><text:span text:style-name="T3">n </text:span><text:span text:style-name="T3">a</text:span><text:span text:style-name="T3">n</text:span><text:span text:style-name="T3">y </text:span><text:span text:style-name="T3">o</text:span><text:span text:style-name="T3">f </text:span><text:span text:style-name="T3">t</text:span><text:span text:style-name="T3">h</text:span><text:span text:style-name="T3">e </text:span><text:span text:style-name="T3">w</text:span><text:span text:style-name="T3">o</text:span><text:span text:style-name="T3">r</text:span><text:span text:style-name="T3">d</text:span><text:span text:style-name="T3">s </text:span><text:span text:style-name="T3">- </text:span><text:span text:style-name="T3">t</text:span><text:span text:style-name="T3">h</text:span><text:span text:style-name="T3">a</text:span><text:span text:style-name="T3">t'</text:span><text:span text:style-name="T3">s </text:span><text:span text:style-name="T3">d</text:span><text:span text:style-name="T3">o</text:span><text:span text:style-name="T3">n</text:span><text:span text:style-name="T3">e </text:span><text:span text:style-name="T3">i</text:span><text:span text:style-name="T3">n </text:span><text:span text:style-name="T3">s</text:span><text:span text:style-name="T3">u</text:span><text:span text:style-name="T3">b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 </text:span><text:span text:style-name="T3">p</text:span><text:span text:style-name="T3">a</text:span><text:span text:style-name="T3">g</text:span><text:span text:style-name="T3">e</text:span><text:span text:style-name="T3">s</text:span><text:span text:style-name="T3">, </text:span><text:span text:style-name="T3">j</text:span><text:span text:style-name="T3">u</text:span><text:span text:style-name="T3">s</text:span><text:span text:style-name="T3">t </text:span><text:span text:style-name="T3">e</text:span><text:span text:style-name="T3">m</text:span><text:span text:style-name="T3">p</text:span><text:span text:style-name="T3">h</text:span><text:span text:style-name="T3">a</text:span><text:span text:style-name="T3">s</text:span><text:span text:style-name="T3">i</text:span><text:span text:style-name="T3">s</text:span><text:span text:style-name="T3">e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i</text:span><text:span text:style-name="T3">s </text:span><text:span text:style-name="T3">i</text:span><text:span text:style-name="T3">s </text:span><text:span text:style-name="T3">j</text:span><text:span text:style-name="T3">u</text:span><text:span text:style-name="T3">s</text:span><text:span text:style-name="T3">t </text:span><text:span text:style-name="T3">t</text:span><text:span text:style-name="T3">h</text:span><text:span text:style-name="T3">e </text:span><text:span text:style-name="T3">s</text:span><text:span text:style-name="T3">t</text:span><text:span text:style-name="T3">a</text:span><text:span text:style-name="T3">r</text:span><text:span text:style-name="T3">t </text:span><text:span text:style-name="T3">a</text:span><text:span text:style-name="T3">n</text:span><text:span text:style-name="T3">d </text:span><text:span text:style-name="T3">w</text:span><text:span text:style-name="T3">e</text:span><text:span text:style-name="T3">'l</text:span><text:span text:style-name="T3">l </text:span><text:span text:style-name="T3">b</text:span><text:span text:style-name="T3">e </text:span><text:span text:style-name="T3">g</text:span><text:span text:style-name="T3">o</text:span><text:span text:style-name="T3">i</text:span><text:span text:style-name="T3">n</text:span><text:span text:style-name="T3">g </text:span><text:span text:style-name="T3">e</text:span><text:span text:style-name="T3">a</text:span><text:span text:style-name="T3">s</text:span><text:span text:style-name="T3">y </text:span><text:span text:style-name="T3">t</text:span><text:span text:style-name="T3">o </text:span><text:span text:style-name="T3">m</text:span><text:span text:style-name="T3">a</text:span><text:span text:style-name="T3">k</text:span><text:span text:style-name="T3">e </text:span><text:span text:style-name="T3">s</text:span><text:span text:style-name="T3">u</text:span><text:span text:style-name="T3">r</text:span><text:span text:style-name="T3">e </text:span><text:span text:style-name="T3">t</text:span><text:span text:style-name="T3">h</text:span><text:span text:style-name="T3">e</text:span><text:span text:style-name="T3">y </text:span><text:span text:style-name="T3">"</text:span><text:span text:style-name="T3">g</text:span><text:span text:style-name="T3">e</text:span><text:span text:style-name="T3">t </text:span><text:span text:style-name="T3">it</text:span><text:span text:style-name="T3">"</text:span><text:span text:style-name="T3">.</text:span></text:p>
            </draw:text-box>
          </draw:frame>
        </presentation:notes>
      </draw:page>
      <draw:page draw:name="Objectives" draw:style-name="dp3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O</text:span><text:span text:style-name="T4">b</text:span><text:span text:style-name="T4">j</text:span><text:span text:style-name="T4">e</text:span><text:span text:style-name="T4">c</text:span><text:span text:style-name="T4">t</text:span><text:span text:style-name="T4">i</text:span><text:span text:style-name="T4">v</text:span><text:span text:style-name="T4">e</text:span><text:span text:style-name="T4">s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5">Understand the use of databases and the </text:span><text:span text:style-name="T5">structure of relational databases</text:span></text:p>
              </text:list-item>
              <text:list-item>
                <text:p text:style-name="P7"><text:span text:style-name="T5">Use basic single table query commands in SQL</text:span></text:p>
              </text:list-item>
              <text:list-item>
                <text:p text:style-name="P7"><text:span text:style-name="T5">Choose which values are returned by a query</text:span></text:p>
              </text:list-item>
              <text:list-item>
                <text:p text:style-name="P7"><text:span text:style-name="T5">Restrict the rows returned by a query</text:span></text:p>
              </text:list-item>
              <text:list-item>
                <text:p text:style-name="P7"><text:span text:style-name="T5">Insert new data into a table</text:span></text:p>
              </text:list-item>
            </text:list>
          </draw:text-box>
        </draw:frame>
        <presentation:notes draw:style-name="dp2">
          <draw:page-thumbnail draw:name="Google Shape;57;g3cd1cdd2c3_0_0:notes" draw:style-name="gr1" draw:layer="layout" svg:width="16.932cm" svg:height="9.524cm" svg:x="1.059cm" svg:y="1.905cm" draw:page-number="2" presentation:class="page"/>
          <draw:frame draw:name="Google Shape;58;g3cd1cdd2c3_0_0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Database?" draw:style-name="dp3" draw:master-page-name="TITLE_5f_AND_5f_BODY" presentation:presentation-page-layout-name="AL2T1">
        <office:forms form:automatic-focus="false" form:apply-design-mode="false"/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W</text:span><text:span text:style-name="T4">h</text:span><text:span text:style-name="T4">a</text:span><text:span text:style-name="T4">t</text:span><text:span text:style-name="T4"> </text:span><text:span text:style-name="T4">i</text:span><text:span text:style-name="T4">s</text:span><text:span text:style-name="T4"> </text:span><text:span text:style-name="T4">a</text:span><text:span text:style-name="T4"> </text:span><text:span text:style-name="T4">D</text:span><text:span text:style-name="T4">a</text:span><text:span text:style-name="T4">t</text:span><text:span text:style-name="T4">a</text:span><text:span text:style-name="T4">b</text:span><text:span text:style-name="T4">a</text:span><text:span text:style-name="T4">s</text:span><text:span text:style-name="T4">e</text:span><text:span text:style-name="T4">?</text:span></text:p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5">“</text:span><text:span text:style-name="T5">A structured set of data held in a computer, </text:span><text:span text:style-name="T5">especially one that is accessible in various ways.” </text:span><text:span text:style-name="T5">(OED)</text:span></text:p>
            <text:p text:style-name="P10"><text:span text:style-name="T5"/></text:p>
            <text:p text:style-name="P11"><text:span text:style-name="T6">Structured</text:span><text:span text:style-name="T5"><text:tab/></text:span><text:span text:style-name="T5"><text:tab/></text:span><text:span text:style-name="T5">Data</text:span><text:span text:style-name="T5"><text:tab/></text:span><text:span text:style-name="T5"><text:tab/></text:span><text:span text:style-name="T7">Accessible in Various Ways</text:span></text:p>
          </draw:text-box>
        </draw:frame>
        <presentation:notes draw:style-name="dp2">
          <draw:page-thumbnail draw:name="Google Shape;63;g3cd1cdd2c3_0_5:notes" draw:style-name="gr1" draw:layer="layout" svg:width="16.932cm" svg:height="9.524cm" svg:x="1.059cm" svg:y="1.905cm" draw:page-number="3" presentation:class="page"/>
          <draw:frame draw:name="Google Shape;64;g3cd1cdd2c3_0_5:notes" presentation:style-name="pr7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T</text:span><text:span text:style-name="T3">h</text:span><text:span text:style-name="T3">i</text:span><text:span text:style-name="T3">s </text:span><text:span text:style-name="T3">i</text:span><text:span text:style-name="T3">s </text:span><text:span text:style-name="T3">j</text:span><text:span text:style-name="T3">u</text:span><text:span text:style-name="T3">s</text:span><text:span text:style-name="T3">t </text:span><text:span text:style-name="T3">o</text:span><text:span text:style-name="T3">n</text:span><text:span text:style-name="T3">e </text:span><text:span text:style-name="T3">d</text:span><text:span text:style-name="T3">e</text:span><text:span text:style-name="T3">fi</text:span><text:span text:style-name="T3">n</text:span><text:span text:style-name="T3">it</text:span><text:span text:style-name="T3">i</text:span><text:span text:style-name="T3">o</text:span><text:span text:style-name="T3">n </text:span><text:span text:style-name="T3">(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 </text:span><text:span text:style-name="T3">O</text:span><text:span text:style-name="T3">E</text:span><text:span text:style-name="T3">D</text:span><text:span text:style-name="T3">) </text:span><text:span text:style-name="T3">b</text:span><text:span text:style-name="T3">u</text:span><text:span text:style-name="T3">t </text:span><text:span text:style-name="T3">y</text:span><text:span text:style-name="T3">o</text:span><text:span text:style-name="T3">u </text:span><text:span text:style-name="T3">c</text:span><text:span text:style-name="T3">a</text:span><text:span text:style-name="T3">n </text:span><text:span text:style-name="T3">a</text:span><text:span text:style-name="T3">l</text:span><text:span text:style-name="T3">s</text:span><text:span text:style-name="T3">o </text:span><text:span text:style-name="T3">m</text:span><text:span text:style-name="T3">e</text:span><text:span text:style-name="T3">n</text:span><text:span text:style-name="T3">ti</text:span><text:span text:style-name="T3">o</text:span><text:span text:style-name="T3">n </text:span><text:span text:style-name="T3">o</text:span><text:span text:style-name="T3">t</text:span><text:span text:style-name="T3">h</text:span><text:span text:style-name="T3">e</text:span><text:span text:style-name="T3">r</text:span><text:span text:style-name="T3">s</text:span><text:span text:style-name="T3">.</text:span></text:p>
            </draw:text-box>
          </draw:frame>
        </presentation:notes>
      </draw:page>
      <draw:page draw:name="Why Use Databases?" draw:style-name="dp3" draw:master-page-name="TITLE_5f_AND_5f_BODY" presentation:presentation-page-layout-name="AL2T1">
        <office:forms form:automatic-focus="false" form:apply-design-mode="false"/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W</text:span><text:span text:style-name="T4">h</text:span><text:span text:style-name="T4">y</text:span><text:span text:style-name="T4"> </text:span><text:span text:style-name="T4">U</text:span><text:span text:style-name="T4">s</text:span><text:span text:style-name="T4">e</text:span><text:span text:style-name="T4"> </text:span><text:span text:style-name="T4">D</text:span><text:span text:style-name="T4">a</text:span><text:span text:style-name="T4">t</text:span><text:span text:style-name="T4">a</text:span><text:span text:style-name="T4">b</text:span><text:span text:style-name="T4">a</text:span><text:span text:style-name="T4">s</text:span><text:span text:style-name="T4">e</text:span><text:span text:style-name="T4">s</text:span><text:span text:style-name="T4">?</text:span></text:p>
          </draw:text-box>
        </draw:frame>
        <draw:frame draw:name="Google Shape;73;p16" presentation:style-name="pr5" draw:text-style-name="P8" draw:layer="layout" svg:width="23.667cm" svg:height="9.489cm" svg:x="0.866cm" svg:y="3.201cm" presentation:class="outline" presentation:user-transformed="true">
          <draw:text-box>
            <text:p xml:id="id1" text:id="id1" text:style-name="P4"><text:span text:style-name="T5">Why not just use a plain file?</text:span></text:p>
            <text:list text:style-name="L5">
              <text:list-item>
                <text:p xml:id="id2" text:id="id2" text:style-name="P4"><text:span text:style-name="T5">Databases define the structure of the data and the relationships between entities</text:span></text:p>
              </text:list-item>
              <text:list-item>
                <text:p xml:id="id3" text:id="id3" text:style-name="P4"><text:span text:style-name="T5">Databases provide data checking</text:span></text:p>
              </text:list-item>
              <text:list-item>
                <text:p xml:id="id4" text:id="id4" text:style-name="P4"><text:span text:style-name="T5">Databases provide transparent fast access</text:span></text:p>
              </text:list-item>
              <text:list-item>
                <text:p xml:id="id5" text:id="id5" text:style-name="P4"><text:span text:style-name="T5">Can eliminate redundancy and duplication</text:span></text:p>
              </text:list-item>
              <text:list-item>
                <text:p xml:id="id6" text:id="id6" text:style-name="P4"><text:span text:style-name="T5">Can be used to answer varied questions</text:span></text:p>
              </text:list-item>
            </text:list>
            <text:p xml:id="id7" text:id="id7" text:style-name="P4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04s" smil:fill="hold" smil:targetElement="id1" anim:sub-item="text" smil:attributeName="visibility" smil:to="visible"/>
                  <anim:animate smil:dur="1s" smil:targetElement="id1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04s" smil:fill="hold" smil:targetElement="id2" anim:sub-item="text" smil:attributeName="visibility" smil:to="visible"/>
                  <anim:animate smil:dur="1s" smil:targetElement="id2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04s" smil:fill="hold" smil:targetElement="id3" anim:sub-item="text" smil:attributeName="visibility" smil:to="visible"/>
                  <anim:animate smil:dur="1s" smil:targetElement="id3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04s" smil:fill="hold" smil:targetElement="id4" anim:sub-item="text" smil:attributeName="visibility" smil:to="visible"/>
                  <anim:animate smil:dur="1s" smil:targetElement="id4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04s" smil:fill="hold" smil:targetElement="id5" anim:sub-item="text" smil:attributeName="visibility" smil:to="visible"/>
                  <anim:animate smil:dur="1s" smil:targetElement="id5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04s" smil:fill="hold" smil:targetElement="id6" anim:sub-item="text" smil:attributeName="visibility" smil:to="visible"/>
                  <anim:animate smil:dur="1s" smil:targetElement="id6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7" anim:sub-item="text" smil:attributeName="visibility" smil:to="visible"/>
                  <anim:animate smil:dur="2.5s" smil:targetElement="id7" anim:sub-item="text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69;g3815ca6d0d_0_0:notes" draw:style-name="gr1" draw:layer="layout" svg:width="16.932cm" svg:height="9.524cm" svg:x="1.059cm" svg:y="1.905cm" draw:page-number="4" presentation:class="page"/>
          <draw:frame draw:name="Google Shape;70;g3815ca6d0d_0_0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Kind of Database?" draw:style-name="dp3" draw:master-page-name="TITLE_5f_AND_5f_BODY" presentation:presentation-page-layout-name="AL2T1">
        <office:forms form:automatic-focus="false" form:apply-design-mode="false"/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W</text:span><text:span text:style-name="T4">h</text:span><text:span text:style-name="T4">a</text:span><text:span text:style-name="T4">t</text:span><text:span text:style-name="T4"> </text:span><text:span text:style-name="T4">K</text:span><text:span text:style-name="T4">i</text:span><text:span text:style-name="T4">n</text:span><text:span text:style-name="T4">d</text:span><text:span text:style-name="T4"> </text:span><text:span text:style-name="T4">o</text:span><text:span text:style-name="T4">f</text:span><text:span text:style-name="T4"> </text:span><text:span text:style-name="T4">D</text:span><text:span text:style-name="T4">a</text:span><text:span text:style-name="T4">t</text:span><text:span text:style-name="T4">a</text:span><text:span text:style-name="T4">b</text:span><text:span text:style-name="T4">a</text:span><text:span text:style-name="T4">s</text:span><text:span text:style-name="T4">e</text:span><text:span text:style-name="T4">?</text:span></text:p>
          </draw:text-box>
        </draw:frame>
        <draw:frame draw:name="Google Shape;79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5">There are many kinds of database but the most </text:span><text:span text:style-name="T5">frequently used is the Relational kind</text:span></text:p>
              </text:list-item>
              <text:list-item>
                <text:p text:style-name="P7"><text:span text:style-name="T5">Other kinds include Key/Value, Graph, Document </text:span><text:span text:style-name="T5">(all often generically called NoSQL databases)</text:span></text:p>
              </text:list-item>
              <text:list-item>
                <text:p text:style-name="P7"><text:span text:style-name="T5">We’re going to look at Relational Database, the </text:span><text:span text:style-name="T5">most widely used and supported by standards</text:span></text:p>
              </text:list-item>
            </text:list>
          </draw:text-box>
        </draw:frame>
        <presentation:notes draw:style-name="dp2">
          <draw:page-thumbnail draw:name="Google Shape;75;g32f01a6362_0_0:notes" draw:style-name="gr1" draw:layer="layout" svg:width="16.932cm" svg:height="9.524cm" svg:x="1.059cm" svg:y="1.905cm" draw:page-number="5" presentation:class="page"/>
          <draw:frame draw:name="Google Shape;76;g32f01a6362_0_0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SQL?" draw:style-name="dp3" draw:master-page-name="TITLE_5f_AND_5f_BODY" presentation:presentation-page-layout-name="AL2T1">
        <office:forms form:automatic-focus="false" form:apply-design-mode="false"/>
        <draw:frame draw:name="Google Shape;84;p18" presentation:style-name="pr4" draw:text-style-name="P6" draw:layer="layout" svg:width="23.667cm" svg:height="1.59cm" svg:x="0.866cm" svg:y="1.236cm" presentation:class="title">
          <draw:text-box>
            <text:p text:style-name="P4"><text:span text:style-name="T4">W</text:span><text:span text:style-name="T4">h</text:span><text:span text:style-name="T4">a</text:span><text:span text:style-name="T4">t</text:span><text:span text:style-name="T4"> </text:span><text:span text:style-name="T4">i</text:span><text:span text:style-name="T4">s</text:span><text:span text:style-name="T4"> </text:span><text:span text:style-name="T4">S</text:span><text:span text:style-name="T4">Q</text:span><text:span text:style-name="T4">L</text:span><text:span text:style-name="T4">?</text:span></text:p>
          </draw:text-box>
        </draw:frame>
        <draw:frame presentation:style-name="pr10" draw:text-style-name="P13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><text:span text:style-name="T8">SQL (Structured Query Language) is used </text:span><text:span text:style-name="T8">to access relational databases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Pronounced S-Q-L or Sequel (many </text:span><text:span text:style-name="T8">people use both)</text:span></text:p>
                  </text:list-item>
                </text:list>
              </text:list-item>
            </text:list>
            <text:list text:style-name="L4">
              <text:list-item>
                <text:p><text:span text:style-name="T8">Provides for query, update, insert and </text:span><text:span text:style-name="T8">delete</text:span></text:p>
              </text:list-item>
              <text:list-item>
                <text:p><text:span text:style-name="T8">Can create and alter the data structure</text:span></text:p>
              </text:list-item>
              <text:list-item>
                <text:p><text:span text:style-name="T8">SQL is non-procedural (no loops, no if-</text:span><text:span text:style-name="T8">then-else…)</text:span></text:p>
              </text:list-item>
              <text:list-item>
                <text:p><text:span text:style-name="T8">You specify what you want and the </text:span><text:span text:style-name="T8">RDBMS works out how to achieve it</text:span></text:p>
              </text:list-item>
            </text:list>
          </draw:text-box>
        </draw:frame>
        <presentation:notes draw:style-name="dp2">
          <draw:page-thumbnail draw:name="Google Shape;81;g3815ca6d0d_0_5:notes" draw:style-name="gr1" draw:layer="layout" svg:width="16.932cm" svg:height="9.524cm" svg:x="1.059cm" svg:y="1.905cm" draw:page-number="6" presentation:class="page"/>
          <draw:frame draw:name="Google Shape;82;g3815ca6d0d_0_5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an RDBMS?" draw:style-name="dp3" draw:master-page-name="TITLE_5f_AND_5f_BODY" presentation:presentation-page-layout-name="AL2T1">
        <office:forms form:automatic-focus="false" form:apply-design-mode="false"/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W</text:span><text:span text:style-name="T4">h</text:span><text:span text:style-name="T4">a</text:span><text:span text:style-name="T4">t</text:span><text:span text:style-name="T4">’</text:span><text:span text:style-name="T4">s</text:span><text:span text:style-name="T4"> </text:span><text:span text:style-name="T4">a</text:span><text:span text:style-name="T4">n</text:span><text:span text:style-name="T4"> </text:span><text:span text:style-name="T4">R</text:span><text:span text:style-name="T4">D</text:span><text:span text:style-name="T4">B</text:span><text:span text:style-name="T4">M</text:span><text:span text:style-name="T4">S</text:span><text:span text:style-name="T4">?</text:span></text:p>
          </draw:text-box>
        </draw:frame>
        <draw:frame draw:name="Google Shape;91;p1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5">RDBMS (Relational Database Management System) </text:span><text:span text:style-name="T5">is a layer of software between the application and </text:span><text:span text:style-name="T5">the file system.</text:span></text:p>
            <text:p text:style-name="P10"><text:span text:style-name="T5">It processes requests in SQL from application code </text:span><text:span text:style-name="T5">and returns query results and status.</text:span></text:p>
            <text:p text:style-name="P10"><text:span text:style-name="T5">Stores data in tables of rows and columns</text:span></text:p>
          </draw:text-box>
        </draw:frame>
        <presentation:notes draw:style-name="dp2">
          <draw:page-thumbnail draw:name="Google Shape;87;g32f01a6362_0_5:notes" draw:style-name="gr1" draw:layer="layout" svg:width="16.932cm" svg:height="9.524cm" svg:x="1.059cm" svg:y="1.905cm" draw:page-number="7" presentation:class="page"/>
          <draw:frame draw:name="Google Shape;88;g32f01a6362_0_5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s, Columns, Rows" draw:style-name="dp3" draw:master-page-name="TITLE_5f_AND_5f_BODY" presentation:presentation-page-layout-name="AL2T1">
        <office:forms form:automatic-focus="false" form:apply-design-mode="false"/>
        <draw:frame draw:name="Google Shape;96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T</text:span><text:span text:style-name="T4">a</text:span><text:span text:style-name="T4">b</text:span><text:span text:style-name="T4">l</text:span><text:span text:style-name="T4">e</text:span><text:span text:style-name="T4">s</text:span><text:span text:style-name="T4">,</text:span><text:span text:style-name="T4"> </text:span><text:span text:style-name="T4">C</text:span><text:span text:style-name="T4">o</text:span><text:span text:style-name="T4">l</text:span><text:span text:style-name="T4">u</text:span><text:span text:style-name="T4">m</text:span><text:span text:style-name="T4">n</text:span><text:span text:style-name="T4">s</text:span><text:span text:style-name="T4">,</text:span><text:span text:style-name="T4"> </text:span><text:span text:style-name="T4">R</text:span><text:span text:style-name="T4">o</text:span><text:span text:style-name="T4">w</text:span><text:span text:style-name="T4">s</text:span></text:p>
          </draw:text-box>
        </draw:frame>
        <draw:frame draw:name="Google Shape;97;p20" draw:style-name="standard" draw:layer="layout" svg:width="10.725cm" svg:height="4.403cm" svg:x="0.866cm" svg:y="4.024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9">id</text:span></text:p>
              </table:table-cell>
              <table:table-cell>
                <text:p text:style-name="P4"><text:span text:style-name="T9">name</text:span></text:p>
              </table:table-cell>
              <table:table-cell>
                <text:p text:style-name="P4"><text:span text:style-name="T9">telephone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0">324</text:span></text:p>
              </table:table-cell>
              <table:table-cell>
                <text:p text:style-name="P4"><text:span text:style-name="T10">Thomas Jones</text:span></text:p>
              </table:table-cell>
              <table:table-cell>
                <text:p text:style-name="P4"><text:span text:style-name="T10">01612345678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0">329</text:span></text:p>
              </table:table-cell>
              <table:table-cell>
                <text:p text:style-name="P4"><text:span text:style-name="T10">Sally Duncan</text:span></text:p>
              </table:table-cell>
              <table:table-cell>
                <text:p text:style-name="P4"><text:span text:style-name="T10">07987654321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0">337</text:span></text:p>
              </table:table-cell>
              <table:table-cell>
                <text:p text:style-name="P4"><text:span text:style-name="T10">Jenny Martin</text:span></text:p>
              </table:table-cell>
              <table:table-cell>
                <text:p text:style-name="P4"><text:span text:style-name="T10">01613456789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98;p20" draw:style-name="gr2" draw:text-style-name="P15" draw:layer="layout" svg:width="6.871cm" svg:height="1.007cm" svg:x="0.866cm" svg:y="2.922cm">
          <text:p text:style-name="P14"><text:span text:style-name="T11">CUSTOMERS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20" draw:style-name="gr2" draw:text-style-name="P15" draw:layer="layout" svg:width="6.702cm" svg:height="1.007cm" svg:x="12.443cm" svg:y="7.187cm">
          <text:p text:style-name="P14"><text:span text:style-name="T11">BOOKINGS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20" draw:style-name="standard" draw:layer="layout" svg:width="12.441cm" svg:height="4.403cm" svg:x="12.443cm" svg:y="8.406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4"><text:span text:style-name="T9">id</text:span></text:p>
              </table:table-cell>
              <table:table-cell>
                <text:p text:style-name="P4"><text:span text:style-name="T9">customer</text:span></text:p>
              </table:table-cell>
              <table:table-cell>
                <text:p text:style-name="P4"><text:span text:style-name="T9">startDate</text:span></text:p>
              </table:table-cell>
              <table:table-cell>
                <text:p text:style-name="P4"><text:span text:style-name="T9">nights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0">23</text:span></text:p>
              </table:table-cell>
              <table:table-cell>
                <text:p text:style-name="P4"><text:span text:style-name="T10">329</text:span></text:p>
              </table:table-cell>
              <table:table-cell>
                <text:p text:style-name="P4"><text:span text:style-name="T10">2018-06-14</text:span></text:p>
              </table:table-cell>
              <table:table-cell>
                <text:p text:style-name="P4"><text:span text:style-name="T10">3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0">24</text:span></text:p>
              </table:table-cell>
              <table:table-cell>
                <text:p text:style-name="P4"><text:span text:style-name="T10">337</text:span></text:p>
              </table:table-cell>
              <table:table-cell>
                <text:p text:style-name="P4"><text:span text:style-name="T10">2018-05-27</text:span></text:p>
              </table:table-cell>
              <table:table-cell>
                <text:p text:style-name="P4"><text:span text:style-name="T10">5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0">25</text:span></text:p>
              </table:table-cell>
              <table:table-cell>
                <text:p text:style-name="P4"><text:span text:style-name="T10">329</text:span></text:p>
              </table:table-cell>
              <table:table-cell>
                <text:p text:style-name="P4"><text:span text:style-name="T10">2018-06-25</text:span></text:p>
              </table:table-cell>
              <table:table-cell>
                <text:p text:style-name="P4"><text:span text:style-name="T10">2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01;p20" draw:style-name="gr3" draw:text-style-name="P16" draw:layer="layout" svg:width="4.39cm" svg:height="1.151cm" svg:x="13.172cm" svg:y="5.632cm">
          <text:p text:style-name="P14"><text:span text:style-name="T11">Tabl</text:span><text:span text:style-name="T11">e </text:span><text:span text:style-name="T11">Nam</text:span><text:span text:style-name="T11">e</text:span></text:p>
          <draw:enhanced-geometry draw:mirror-horizontal="false" draw:mirror-vertical="false" svg:viewBox="0 0 0 0" draw:text-areas="?f38 ?f38 ?f39 ?f40" draw:type="ooxml-wedgeRoundRectCallout" draw:modifiers="-33672 123432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02;p20" draw:style-name="gr3" draw:text-style-name="P16" draw:layer="layout" svg:width="5.362cm" svg:height="1.257cm" svg:x="14.036cm" svg:y="3.419cm">
          <text:p text:style-name="P14"><text:span text:style-name="T11">Colu</text:span><text:span text:style-name="T11">mn </text:span><text:span text:style-name="T11">Nam</text:span><text:span text:style-name="T11">es</text:span></text:p>
          <draw:enhanced-geometry draw:mirror-horizontal="false" draw:mirror-vertical="false" svg:viewBox="0 0 0 0" draw:text-areas="?f38 ?f38 ?f39 ?f40" draw:type="ooxml-wedgeRoundRectCallout" draw:modifiers="-109701 44382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03;p20" draw:style-name="gr3" draw:text-style-name="P16" draw:layer="layout" svg:width="3.274cm" svg:height="1.331cm" svg:x="7.162cm" svg:y="9.941cm">
          <text:p text:style-name="P14"><text:span text:style-name="T10">Rows</text:span></text:p>
          <draw:enhanced-geometry draw:mirror-horizontal="false" draw:mirror-vertical="false" svg:viewBox="0 0 0 0" draw:text-areas="?f38 ?f38 ?f39 ?f40" draw:type="ooxml-wedgeRoundRectCallout" draw:modifiers="108240 -41891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04;p20" draw:style-name="gr3" draw:text-style-name="P16" draw:layer="layout" svg:width="3.274cm" svg:height="1.331cm" svg:x="7.162cm" svg:y="9.941cm">
          <text:p text:style-name="P14"><text:span text:style-name="T11">Row</text:span><text:span text:style-name="T11">s</text:span></text:p>
          <draw:enhanced-geometry draw:mirror-horizontal="false" draw:mirror-vertical="false" svg:viewBox="0 0 0 0" draw:text-areas="?f38 ?f38 ?f39 ?f40" draw:type="ooxml-wedgeRoundRectCallout" draw:modifiers="111537 36483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05;p20" draw:style-name="gr3" draw:text-style-name="P16" draw:layer="layout" svg:width="4.39cm" svg:height="1.151cm" svg:x="1.55cm" svg:y="10.031cm">
          <text:p text:style-name="P14"><text:span text:style-name="T11">Colu</text:span><text:span text:style-name="T11">mns</text:span></text:p>
          <draw:enhanced-geometry draw:mirror-horizontal="false" draw:mirror-vertical="false" svg:viewBox="0 0 0 0" draw:text-areas="?f38 ?f38 ?f39 ?f40" draw:type="ooxml-wedgeRoundRectCallout" draw:modifiers="-44340 -16872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Google Shape;106;p20" draw:style-name="gr3" draw:text-style-name="P16" draw:layer="layout" svg:width="4.39cm" svg:height="1.151cm" svg:x="1.55cm" svg:y="10.031cm">
          <text:p text:style-name="P14"><text:span text:style-name="T11">Colu</text:span><text:span text:style-name="T11">mns</text:span></text:p>
          <draw:enhanced-geometry draw:mirror-horizontal="false" draw:mirror-vertical="false" svg:viewBox="0 0 0 0" draw:text-areas="?f38 ?f38 ?f39 ?f40" draw:type="ooxml-wedgeRoundRectCallout" draw:modifiers="27143 -16872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93;g32f01a6362_0_10:notes" draw:style-name="gr1" draw:layer="layout" svg:width="16.932cm" svg:height="9.524cm" svg:x="1.059cm" svg:y="1.905cm" draw:page-number="8" presentation:class="page"/>
          <draw:frame draw:name="Google Shape;94;g32f01a6362_0_10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Not Combine the Data?" draw:style-name="dp4" draw:master-page-name="TITLE_5f_AND_5f_BODY" presentation:presentation-page-layout-name="AL2T1">
        <office:forms form:automatic-focus="false" form:apply-design-mode="false"/>
        <draw:frame draw:name="Google Shape;111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W</text:span><text:span text:style-name="T4">h</text:span><text:span text:style-name="T4">y</text:span><text:span text:style-name="T4"> </text:span><text:span text:style-name="T4">N</text:span><text:span text:style-name="T4">o</text:span><text:span text:style-name="T4">t</text:span><text:span text:style-name="T4"> </text:span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t</text:span><text:span text:style-name="T4">a</text:span><text:span text:style-name="T4">?</text:span></text:p>
          </draw:text-box>
        </draw:frame>
        <draw:frame draw:name="Google Shape;112;p21" presentation:style-name="pr5" draw:text-style-name="P8" draw:layer="layout" svg:width="23.667cm" svg:height="9.489cm" svg:x="0.866cm" svg:y="3.201cm" presentation:class="outline" presentation:user-transformed="true">
          <draw:text-box>
            <text:p xml:id="id8" text:id="id8" text:style-name="P10"><text:span text:style-name="T12"/></text:p>
            <text:p xml:id="id9" text:id="id9" text:style-name="P10"><text:span text:style-name="T13"/></text:p>
            <text:p xml:id="id10" text:id="id10" text:style-name="P10"><text:span text:style-name="T13"/></text:p>
            <text:p xml:id="id11" text:id="id11" text:style-name="P10"><text:span text:style-name="T13"/></text:p>
            <text:list text:style-name="L7">
              <text:list-item>
                <text:p xml:id="id12" text:id="id12" text:style-name="P10"><text:span text:style-name="T14">What happened to Thomas Jones?</text:span></text:p>
              </text:list-item>
              <text:list-item>
                <text:p xml:id="id13" text:id="id13" text:style-name="P10"><text:span text:style-name="T14">What do we need to do if Sally changes her phone number?</text:span></text:p>
              </text:list-item>
            </text:list>
          </draw:text-box>
        </draw:frame>
        <draw:frame draw:name="Google Shape;113;p21" draw:style-name="standard" draw:layer="layout" svg:width="20.106cm" svg:height="4.403cm" svg:x="0.866cm" svg:y="4.523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 text:style-name="P4"><text:span text:style-name="T11">id</text:span></text:p>
              </table:table-cell>
              <table:table-cell>
                <text:p text:style-name="P4"><text:span text:style-name="T11">customerName</text:span></text:p>
              </table:table-cell>
              <table:table-cell>
                <text:p text:style-name="P4"><text:span text:style-name="T11">custTelephone</text:span></text:p>
              </table:table-cell>
              <table:table-cell>
                <text:p text:style-name="P4"><text:span text:style-name="T11">startDate</text:span></text:p>
              </table:table-cell>
              <table:table-cell>
                <text:p text:style-name="P4"><text:span text:style-name="T11">nights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0">23</text:span></text:p>
              </table:table-cell>
              <table:table-cell>
                <text:p text:style-name="P4"><text:span text:style-name="T10">Sally Duncan</text:span></text:p>
              </table:table-cell>
              <table:table-cell>
                <text:p text:style-name="P4"><text:span text:style-name="T10">07987654321</text:span></text:p>
              </table:table-cell>
              <table:table-cell>
                <text:p text:style-name="P4"><text:span text:style-name="T10">2018-06-14</text:span></text:p>
              </table:table-cell>
              <table:table-cell>
                <text:p text:style-name="P4"><text:span text:style-name="T10">3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0">24</text:span></text:p>
              </table:table-cell>
              <table:table-cell>
                <text:p text:style-name="P4"><text:span text:style-name="T10">Jenny Martin</text:span></text:p>
              </table:table-cell>
              <table:table-cell>
                <text:p text:style-name="P4"><text:span text:style-name="T10">01613456789</text:span></text:p>
              </table:table-cell>
              <table:table-cell>
                <text:p text:style-name="P4"><text:span text:style-name="T10">2018-05-27</text:span></text:p>
              </table:table-cell>
              <table:table-cell>
                <text:p text:style-name="P4"><text:span text:style-name="T10">5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0">25</text:span></text:p>
              </table:table-cell>
              <table:table-cell>
                <text:p text:style-name="P4"><text:span text:style-name="T10">Sally Duncan</text:span></text:p>
              </table:table-cell>
              <table:table-cell>
                <text:p text:style-name="P4"><text:span text:style-name="T10">07987654321</text:span></text:p>
              </table:table-cell>
              <table:table-cell>
                <text:p text:style-name="P4"><text:span text:style-name="T10">2018-06-25</text:span></text:p>
              </table:table-cell>
              <table:table-cell>
                <text:p text:style-name="P4"><text:span text:style-name="T10">2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114;p21" draw:style-name="gr2" draw:text-style-name="P15" draw:layer="layout" svg:width="6.702cm" svg:height="1.007cm" svg:x="0.866cm" svg:y="3.516cm">
          <text:p text:style-name="P14"><text:span text:style-name="T11">BO</text:span><text:span text:style-name="T11">OKI</text:span><text:span text:style-name="T11">NGS </text:span><text:span text:style-name="T11">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1" draw:style-name="gr2" draw:text-style-name="P15" xml:id="id14" draw:id="id14" draw:layer="layout" svg:width="8.601cm" svg:height="2.377cm" svg:x="7.81cm" svg:y="11.909cm">
          <text:p text:style-name="P14"><text:span text:style-name="T4"><text:s/></text:span><text:span text:style-name="T15">(Don’t do this!!!)</text:span></text:p>
          <text:p text:style-name="P1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8" anim:sub-item="text" smil:attributeName="visibility" smil:to="visible"/>
                  <anim:animate smil:dur="2.5s" smil:targetElement="id8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9" anim:sub-item="text" smil:attributeName="visibility" smil:to="visible"/>
                  <anim:animate smil:dur="2.5s" smil:targetElement="id9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0" anim:sub-item="text" smil:attributeName="visibility" smil:to="visible"/>
                  <anim:animate smil:dur="2.5s" smil:targetElement="id10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2.5s" smil:targetElement="id11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2" anim:sub-item="text" smil:attributeName="visibility" smil:to="visible"/>
                  <anim:animate smil:dur="2.5s" smil:targetElement="id12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3" anim:sub-item="text" smil:attributeName="visibility" smil:to="visible"/>
                  <anim:animate smil:dur="2.5s" smil:targetElement="id13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name="Google Shape;108;g36f4f61fcc_0_8:notes" draw:style-name="gr1" draw:layer="layout" svg:width="16.932cm" svg:height="9.524cm" svg:x="1.059cm" svg:y="1.905cm" draw:page-number="9" presentation:class="page"/>
          <draw:frame draw:name="Google Shape;109;g36f4f61fcc_0_8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Get Started" draw:style-name="dp3" draw:master-page-name="TITLE_5f_AND_5f_BODY" presentation:presentation-page-layout-name="AL2T1">
        <office:forms form:automatic-focus="false" form:apply-design-mode="false"/>
        <draw:frame draw:name="Google Shape;120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L</text:span><text:span text:style-name="T4">e</text:span><text:span text:style-name="T4">t</text:span><text:span text:style-name="T4">’</text:span><text:span text:style-name="T4">s</text:span><text:span text:style-name="T4"> </text:span><text:span text:style-name="T4">G</text:span><text:span text:style-name="T4">e</text:span><text:span text:style-name="T4">t</text:span><text:span text:style-name="T4"> </text:span><text:span text:style-name="T4">S</text:span><text:span text:style-name="T4">t</text:span><text:span text:style-name="T4">a</text:span><text:span text:style-name="T4">r</text:span><text:span text:style-name="T4">t</text:span><text:span text:style-name="T4">e</text:span><text:span text:style-name="T4">d</text:span></text:p>
          </draw:text-box>
        </draw:frame>
        <draw:frame draw:name="Google Shape;121;p2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6">We shall use PostgreSQL - a widely used relational database. It's </text:span><text:span text:style-name="T16">open-source and free to use.</text:span></text:p>
            <text:p text:style-name="P10"><text:span text:style-name="T17"/></text:p>
            <text:p text:style-name="P10"><text:span text:style-name="T16">If you have Ubuntu as your operating system you can install it using:</text:span></text:p>
            <text:p text:style-name="P10"><text:span text:style-name="T18"><text:line-break/></text:span><text:span text:style-name="T19">Enter your Ubuntu user password when prompted</text:span></text:p>
            <text:p text:style-name="P10"><text:span text:style-name="T20"/></text:p>
            <text:p text:style-name="P10"><text:span text:style-name="T14">Verify your installation using:</text:span></text:p>
            <text:p text:style-name="P10"><text:span text:style-name="T14"><text:tab/></text:span></text:p>
          </draw:text-box>
        </draw:frame>
        <draw:custom-shape draw:name="Google Shape;122;p22" draw:style-name="gr4" draw:text-style-name="P17" draw:layer="layout" svg:width="23.562cm" svg:height="1.319cm" svg:x="0.919cm" svg:y="8.106cm">
          <text:p text:style-name="P14"><text:span text:style-name="T21">$ </text:span><text:span text:style-name="T21">sud</text:span><text:span text:style-name="T21">o </text:span><text:span text:style-name="T21">apt</text:span><text:span text:style-name="T21">-</text:span><text:span text:style-name="T21">get </text:span><text:span text:style-name="T21">ins</text:span><text:span text:style-name="T21">tal</text:span><text:span text:style-name="T21">l </text:span><text:span text:style-name="T21">pos</text:span><text:span text:style-name="T21">tgr</text:span><text:span text:style-name="T21">esq</text:span><text:span text:style-name="T21">l </text:span><text:span text:style-name="T21">pos</text:span><text:span text:style-name="T21">tgr</text:span><text:span text:style-name="T21">esq</text:span><text:span text:style-name="T21">l-</text:span><text:span text:style-name="T21">con</text:span><text:span text:style-name="T21">tri</text:span><text:span text:style-name="T2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2" draw:style-name="gr4" draw:text-style-name="P17" draw:layer="layout" svg:width="23.562cm" svg:height="1.177cm" svg:x="0.919cm" svg:y="11.894cm">
          <text:p text:style-name="P14"><text:span text:style-name="T21">$ </text:span><text:span text:style-name="T21">psq</text:span><text:span text:style-name="T21">l </text:span><text:span text:style-name="T21">--</text:span><text:span text:style-name="T21">ver</text:span><text:span text:style-name="T21">sio</text:span><text:span text:style-name="T2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;g36f4f61fcc_0_16:notes" draw:style-name="gr1" draw:layer="layout" svg:width="16.932cm" svg:height="9.524cm" svg:x="1.059cm" svg:y="1.905cm" draw:page-number="10" presentation:class="page"/>
          <draw:frame draw:name="Google Shape;118;g36f4f61fcc_0_16:notes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a User then the Database" draw:style-name="dp3" draw:master-page-name="TITLE_5f_AND_5f_BODY" presentation:presentation-page-layout-name="AL2T1">
        <office:forms form:automatic-focus="false" form:apply-design-mode="false"/>
        <draw:frame draw:name="Google Shape;128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 </text:span><text:span text:style-name="T4">a</text:span><text:span text:style-name="T4"> </text:span><text:span text:style-name="T4">U</text:span><text:span text:style-name="T4">s</text:span><text:span text:style-name="T4">e</text:span><text:span text:style-name="T4">r</text:span><text:span text:style-name="T4"> </text:span><text:span text:style-name="T4">t</text:span><text:span text:style-name="T4">h</text:span><text:span text:style-name="T4">e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t</text:span><text:span text:style-name="T4">a</text:span><text:span text:style-name="T4">b</text:span><text:span text:style-name="T4">a</text:span><text:span text:style-name="T4">s</text:span><text:span text:style-name="T4">e</text:span></text:p>
          </draw:text-box>
        </draw:frame>
        <draw:frame draw:name="Google Shape;129;p2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To create your DB user you'll have to use the postgres user - </text:span><text:span text:style-name="T14">but only this once…</text:span></text:p>
            <text:p text:style-name="P10"><text:span text:style-name="T14"/></text:p>
            <text:p text:style-name="P10"><text:span text:style-name="T19">Note: you may need to enter your Ubuntu password to run sudo…</text:span></text:p>
            <text:p text:style-name="P10"><text:span text:style-name="T14">Now create the database for this session:</text:span></text:p>
            <text:p text:style-name="P10"><text:span text:style-name="T19"/></text:p>
            <text:p text:style-name="P10"><text:span text:style-name="T19"/></text:p>
            <text:p text:style-name="P10"><text:span text:style-name="T14">NOTE: if &lt;your user name&gt; is the username you use to log </text:span><text:span text:style-name="T14">in to Ubuntu then you can log in without username or </text:span><text:span text:style-name="T14">password.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</draw:text-box>
        </draw:frame>
        <draw:custom-shape draw:name="Google Shape;130;p23" draw:style-name="gr4" draw:text-style-name="P17" draw:layer="layout" svg:width="23.562cm" svg:height="1.323cm" svg:x="0.919cm" svg:y="5.705cm">
          <text:p text:style-name="P14"><text:span text:style-name="T21">$ </text:span><text:span text:style-name="T21">sud</text:span><text:span text:style-name="T21">o -</text:span><text:span text:style-name="T21">u </text:span><text:span text:style-name="T21">pos</text:span><text:span text:style-name="T21">tgr</text:span><text:span text:style-name="T21">es </text:span><text:span text:style-name="T21">cre</text:span><text:span text:style-name="T21">ate</text:span><text:span text:style-name="T21">use</text:span><text:span text:style-name="T21">r -</text:span><text:span text:style-name="T21">P </text:span><text:span text:style-name="T21">--</text:span><text:span text:style-name="T21">cre</text:span><text:span text:style-name="T21">ate</text:span><text:span text:style-name="T21">db </text:span><text:span text:style-name="T21">&lt;yo</text:span><text:span text:style-name="T21">ur </text:span><text:span text:style-name="T21">use</text:span><text:span text:style-name="T21">r </text:span><text:span text:style-name="T21">nam</text:span><text:span text:style-name="T21">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3" draw:style-name="gr4" draw:text-style-name="P17" draw:layer="layout" svg:width="23.562cm" svg:height="1.323cm" svg:x="0.919cm" svg:y="8.9cm">
          <text:p text:style-name="P14"><text:span text:style-name="T21">$ </text:span><text:span text:style-name="T21">cre</text:span><text:span text:style-name="T21">ate</text:span><text:span text:style-name="T21">db </text:span><text:span text:style-name="T21">cyf</text:span><text:span text:style-name="T21">_ho</text:span><text:span text:style-name="T21">t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36f4f61fcc_0_21:notes" draw:style-name="gr1" draw:layer="layout" svg:width="16.932cm" svg:height="9.524cm" svg:x="1.059cm" svg:y="1.905cm" draw:page-number="11" presentation:class="page"/>
          <draw:frame draw:name="Google Shape;126;g36f4f61fcc_0_21:notes" presentation:style-name="pr1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n the psql Command Line Interface (CLI)" draw:style-name="dp3" draw:master-page-name="TITLE_5f_AND_5f_BODY" presentation:presentation-page-layout-name="AL2T1">
        <office:forms form:automatic-focus="false" form:apply-design-mode="false"/>
        <draw:frame draw:name="Google Shape;136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R</text:span><text:span text:style-name="T4">u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s</text:span><text:span text:style-name="T4">q</text:span><text:span text:style-name="T4">l</text:span><text:span text:style-name="T4"> </text:span><text:span text:style-name="T4">C</text:span><text:span text:style-name="T4">o</text:span><text:span text:style-name="T4">m</text:span><text:span text:style-name="T4">m</text:span><text:span text:style-name="T4">a</text:span><text:span text:style-name="T4">n</text:span><text:span text:style-name="T4">d</text:span><text:span text:style-name="T4"> </text:span><text:span text:style-name="T4">L</text:span><text:span text:style-name="T4">i</text:span><text:span text:style-name="T4">n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f</text:span><text:span text:style-name="T4">a</text:span><text:span text:style-name="T4">c</text:span><text:span text:style-name="T4">e</text:span><text:span text:style-name="T4"> </text:span><text:span text:style-name="T4">(</text:span><text:span text:style-name="T4">C</text:span><text:span text:style-name="T4">L</text:span><text:span text:style-name="T4">I</text:span><text:span text:style-name="T4">)</text:span></text:p>
          </draw:text-box>
        </draw:frame>
        <draw:frame draw:name="Google Shape;137;p2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5">Open a terminal on your laptop then type:</text:span></text:p>
          </draw:text-box>
        </draw:frame>
        <draw:custom-shape draw:name="Google Shape;138;p24" draw:style-name="gr4" draw:text-style-name="P17" draw:layer="layout" svg:width="23.816cm" svg:height="8.114cm" svg:x="0.972cm" svg:y="4.93cm">
          <text:p text:style-name="P14"><text:span text:style-name="T22">$</text:span><text:span text:style-name="T23"> </text:span><text:span text:style-name="T23">psq</text:span><text:span text:style-name="T23">l </text:span><text:span text:style-name="T23">cyf</text:span><text:span text:style-name="T23">_ho</text:span><text:span text:style-name="T23">tel </text:span><text:span text:style-name="T23">&lt;us</text:span><text:span text:style-name="T23">ern</text:span><text:span text:style-name="T23">ame</text:span><text:span text:style-name="T23">&gt;</text:span></text:p>
          <text:p text:style-name="P14"><text:span text:style-name="T22">...</text:span></text:p>
          <text:p text:style-name="P14"><text:span text:style-name="T22">cyf</text:span><text:span text:style-name="T22">=#&gt;</text:span><text:span text:style-name="T23"> </text:span><text:span text:style-name="T23">hel</text:span><text:span text:style-name="T23">p</text:span></text:p>
          <text:p text:style-name="P14"><text:span text:style-name="T22">You </text:span><text:span text:style-name="T22">are </text:span><text:span text:style-name="T22">usi</text:span><text:span text:style-name="T22">ng </text:span><text:span text:style-name="T22">psq</text:span><text:span text:style-name="T22">l, </text:span><text:span text:style-name="T22">the </text:span><text:span text:style-name="T22">com</text:span><text:span text:style-name="T22">man</text:span><text:span text:style-name="T22">d-</text:span><text:span text:style-name="T22">lin</text:span><text:span text:style-name="T22">e </text:span><text:span text:style-name="T22">int</text:span><text:span text:style-name="T22">erf</text:span><text:span text:style-name="T22">ace </text:span><text:span text:style-name="T22">to </text:span><text:span text:style-name="T22">Pos</text:span><text:span text:style-name="T22">tgr</text:span><text:span text:style-name="T22">eSQ</text:span><text:span text:style-name="T22">L.</text:span></text:p>
          <text:p text:style-name="P14"><text:span text:style-name="T22">Typ</text:span><text:span text:style-name="T22">e: <text:s/></text:span><text:span text:style-name="T22">\</text:span><text:span text:style-name="T22">cop</text:span><text:span text:style-name="T22">yri</text:span><text:span text:style-name="T22">ght </text:span><text:span text:style-name="T22">for </text:span><text:span text:style-name="T22">dis</text:span><text:span text:style-name="T22">tri</text:span><text:span text:style-name="T22">but</text:span><text:span text:style-name="T22">ion </text:span><text:span text:style-name="T22">ter</text:span><text:span text:style-name="T22">ms</text:span></text:p>
          <text:p text:style-name="P14"><text:span text:style-name="T22"><text:s text:c="3"/></text:span><text:span text:style-name="T22"><text:tab/></text:span><text:span text:style-name="T22">\h </text:span><text:span text:style-name="T22">for </text:span><text:span text:style-name="T22">hel</text:span><text:span text:style-name="T22">p </text:span><text:span text:style-name="T22">wit</text:span><text:span text:style-name="T22">h </text:span><text:span text:style-name="T22">SQL </text:span><text:span text:style-name="T22">com</text:span><text:span text:style-name="T22">man</text:span><text:span text:style-name="T22">ds</text:span></text:p>
          <text:p text:style-name="P14"><text:span text:style-name="T22"><text:s text:c="3"/></text:span><text:span text:style-name="T22"><text:tab/></text:span><text:span text:style-name="T22">\? </text:span><text:span text:style-name="T22">for </text:span><text:span text:style-name="T22">hel</text:span><text:span text:style-name="T22">p </text:span><text:span text:style-name="T22">wit</text:span><text:span text:style-name="T22">h </text:span><text:span text:style-name="T22">psq</text:span><text:span text:style-name="T22">l </text:span><text:span text:style-name="T22">com</text:span><text:span text:style-name="T22">man</text:span><text:span text:style-name="T22">ds</text:span></text:p>
          <text:p text:style-name="P14"><text:span text:style-name="T22"><text:s text:c="3"/></text:span><text:span text:style-name="T22"><text:tab/></text:span><text:span text:style-name="T22">\g </text:span><text:span text:style-name="T22">or </text:span><text:span text:style-name="T22">ter</text:span><text:span text:style-name="T22">min</text:span><text:span text:style-name="T22">ate </text:span><text:span text:style-name="T22">wit</text:span><text:span text:style-name="T22">h </text:span><text:span text:style-name="T22">sem</text:span><text:span text:style-name="T22">ico</text:span><text:span text:style-name="T22">lon </text:span><text:span text:style-name="T22">to </text:span><text:span text:style-name="T22">exe</text:span><text:span text:style-name="T22">cut</text:span><text:span text:style-name="T22">e </text:span><text:span text:style-name="T22">que</text:span><text:span text:style-name="T22">ry</text:span></text:p>
          <text:p text:style-name="P14"><text:span text:style-name="T22"><text:s text:c="3"/></text:span><text:span text:style-name="T22"><text:tab/></text:span><text:span text:style-name="T22">\q </text:span><text:span text:style-name="T22">to </text:span><text:span text:style-name="T22">qui</text:span><text:span text:style-name="T22">t</text:span></text:p>
          <text:p text:style-name="P14"><text:span text:style-name="T22">cyf</text:span><text:span text:style-name="T22">=#&gt;</text:span></text:p>
          <text:p text:style-name="P14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3;g36f4f61fcc_0_27:notes" draw:style-name="gr1" draw:layer="layout" svg:width="16.932cm" svg:height="9.524cm" svg:x="1.059cm" svg:y="1.905cm" draw:page-number="12" presentation:class="page"/>
          <draw:frame draw:name="Google Shape;134;g36f4f61fcc_0_27:notes" presentation:style-name="pr1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pulate the Hotel Database" draw:style-name="dp3" draw:master-page-name="TITLE_5f_AND_5f_BODY" presentation:presentation-page-layout-name="AL2T1">
        <office:forms form:automatic-focus="false" form:apply-design-mode="false"/>
        <draw:frame draw:name="Google Shape;143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P</text:span><text:span text:style-name="T4">o</text:span><text:span text:style-name="T4">p</text:span><text:span text:style-name="T4">u</text:span><text:span text:style-name="T4">l</text:span><text:span text:style-name="T4">a</text:span><text:span text:style-name="T4">t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H</text:span><text:span text:style-name="T4">o</text:span><text:span text:style-name="T4">t</text:span><text:span text:style-name="T4">e</text:span><text:span text:style-name="T4">l</text:span><text:span text:style-name="T4"> </text:span><text:span text:style-name="T4">D</text:span><text:span text:style-name="T4">a</text:span><text:span text:style-name="T4">t</text:span><text:span text:style-name="T4">a</text:span><text:span text:style-name="T4">b</text:span><text:span text:style-name="T4">a</text:span><text:span text:style-name="T4">s</text:span><text:span text:style-name="T4">e</text:span></text:p>
          </draw:text-box>
        </draw:frame>
        <draw:frame draw:name="Google Shape;144;p2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Load the initial data (so that you can start practising) from </text:span><text:span text:style-name="T14">the supplied script:</text:span></text:p>
          </draw:text-box>
        </draw:frame>
        <draw:custom-shape draw:name="Google Shape;145;p25" draw:style-name="gr4" draw:text-style-name="P17" draw:layer="layout" svg:width="23.502cm" svg:height="6.054cm" svg:x="1.031cm" svg:y="5.847cm">
          <text:p text:style-name="P14"><text:span text:style-name="T22">$ </text:span><text:span text:style-name="T24">cd </text:span><text:span text:style-name="T24">pat</text:span><text:span text:style-name="T24">h/t</text:span><text:span text:style-name="T24">o/s</text:span><text:span text:style-name="T24">cri</text:span><text:span text:style-name="T24">pt</text:span></text:p>
          <text:p text:style-name="P14"><text:span text:style-name="T22">$</text:span><text:span text:style-name="T24"> </text:span><text:span text:style-name="T24">psq</text:span><text:span text:style-name="T24">l </text:span><text:span text:style-name="T24">cyf</text:span><text:span text:style-name="T24">_ho</text:span><text:span text:style-name="T24">tel </text:span><text:span text:style-name="T24">kei</text:span><text:span text:style-name="T24">th</text:span></text:p>
          <text:p text:style-name="P14"><text:span text:style-name="T22">... </text:span></text:p>
          <text:p text:style-name="P14"><text:span text:style-name="T22">cyf</text:span><text:span text:style-name="T22">_ho</text:span><text:span text:style-name="T22">tel</text:span><text:span text:style-name="T22">=&gt; </text:span><text:span text:style-name="T24">\</text:span><text:span text:style-name="T24">inc</text:span><text:span text:style-name="T24">lud</text:span><text:span text:style-name="T24">e </text:span><text:span text:style-name="T24">bui</text:span><text:span text:style-name="T24">ld-</text:span><text:span text:style-name="T24">hot</text:span><text:span text:style-name="T24">el.</text:span><text:span text:style-name="T24">sql</text:span></text:p>
          <text:p text:style-name="P14"><text:span text:style-name="T22">...</text:span></text:p>
          <text:p text:style-name="P14"><text:span text:style-name="T22">cyf</text:span><text:span text:style-name="T22">_ho</text:span><text:span text:style-name="T22">tel</text:span><text:span text:style-name="T22">=&gt; </text:span><text:span text:style-name="T24">\dt</text:span></text:p>
          <text:p text:style-name="P14"><text:span text:style-name="T22">...</text:span></text:p>
          <text:p text:style-name="P14"><text:span text:style-name="T22"/></text:p>
          <text:p text:style-name="P14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3d8dd1f348_0_107:notes" draw:style-name="gr1" draw:layer="layout" svg:width="16.932cm" svg:height="9.524cm" svg:x="1.059cm" svg:y="1.905cm" draw:page-number="13" presentation:class="page"/>
          <draw:frame draw:name="Google Shape;141;g3d8dd1f348_0_107:notes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SELECT Statement" draw:style-name="dp3" draw:master-page-name="TITLE_5f_AND_5f_BODY" presentation:presentation-page-layout-name="AL2T1">
        <office:forms form:automatic-focus="false" form:apply-design-mode="false"/>
        <draw:frame draw:name="Google Shape;150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L</text:span><text:span text:style-name="T4">E</text:span><text:span text:style-name="T4">C</text:span><text:span text:style-name="T4">T</text:span><text:span text:style-name="T4"> </text:span><text:span text:style-name="T4">S</text:span><text:span text:style-name="T4">t</text:span><text:span text:style-name="T4">a</text:span><text:span text:style-name="T4">t</text:span><text:span text:style-name="T4">e</text:span><text:span text:style-name="T4">m</text:span><text:span text:style-name="T4">e</text:span><text:span text:style-name="T4">n</text:span><text:span text:style-name="T4">t</text:span></text:p>
          </draw:text-box>
        </draw:frame>
        <draw:frame draw:name="Google Shape;151;p26" presentation:style-name="pr5" draw:text-style-name="P8" draw:layer="layout" svg:width="24.119cm" svg:height="9.489cm" svg:x="0.866cm" svg:y="3.201cm" presentation:class="outline" presentation:user-transformed="true">
          <draw:text-box>
            <text:p text:style-name="P10"><text:span text:style-name="T5">To get data out of a table you use the SELECT </text:span><text:span text:style-name="T5">statement:</text:span></text:p>
            <text:p text:style-name="P10"><text:span text:style-name="T25"><text:s/></text:span><text:span text:style-name="T25">SELECT ... FROM ...; </text:span><text:span text:style-name="T26">-</text:span></text:p>
            <text:p text:style-name="P10"><text:span text:style-name="T27">For example:</text:span></text:p>
            <text:p text:style-name="P10"><text:span text:style-name="T25"><text:s/></text:span><text:span text:style-name="T25">SELECT name, phone, country FROM customers; </text:span></text:p>
            <text:p text:style-name="P10"><text:span text:style-name="T25"><text:s/></text:span><text:span text:style-name="T25">SELECT * FROM rooms; </text:span><text:span text:style-name="T26">-</text:span></text:p>
            <text:p text:style-name="P10"><text:span text:style-name="T27">(Upper/Lower case only for emphasis - SQL accepts either)</text:span></text:p>
          </draw:text-box>
        </draw:frame>
        <draw:custom-shape draw:name="Google Shape;152;p26" draw:style-name="gr5" draw:text-style-name="P18" draw:layer="layout" svg:width="7.933cm" svg:height="2.32cm" svg:x="15.267cm" svg:y="5.08cm">
          <text:p text:style-name="P14"><text:span text:style-name="T28">Se</text:span><text:span text:style-name="T28">mic</text:span><text:span text:style-name="T28">olo</text:span><text:span text:style-name="T28">n to </text:span><text:span text:style-name="T28">end </text:span><text:span text:style-name="T28">an </text:span><text:span text:style-name="T28">SQ</text:span><text:span text:style-name="T28">L </text:span><text:span text:style-name="T28">co</text:span><text:span text:style-name="T28">mm</text:span><text:span text:style-name="T28">and</text:span></text:p>
          <draw:enhanced-geometry draw:mirror-horizontal="false" draw:mirror-vertical="false" svg:viewBox="0 0 0 0" draw:text-areas="?f38 ?f38 ?f39 ?f40" draw:type="ooxml-wedgeRoundRectCallout" draw:modifiers="-94152 25003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page-thumbnail draw:name="Google Shape;147;g3d8dd1f348_0_40:notes" draw:style-name="gr1" draw:layer="layout" svg:width="16.932cm" svg:height="9.524cm" svg:x="1.059cm" svg:y="1.905cm" draw:page-number="14" presentation:class="page"/>
          <draw:frame draw:name="Google Shape;148;g3d8dd1f348_0_40:notes" presentation:style-name="pr1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ging the Order of Columns" draw:style-name="dp3" draw:master-page-name="TITLE_5f_AND_5f_BODY" presentation:presentation-page-layout-name="AL2T1">
        <office:forms form:automatic-focus="false" form:apply-design-mode="false"/>
        <draw:frame draw:name="Google Shape;157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Ch</text:span><text:span text:style-name="T4">an</text:span><text:span text:style-name="T4">gin</text:span><text:span text:style-name="T4">g </text:span><text:span text:style-name="T4">th</text:span><text:span text:style-name="T4">e </text:span><text:span text:style-name="T4">Or</text:span><text:span text:style-name="T4">de</text:span><text:span text:style-name="T4">r </text:span><text:span text:style-name="T4">of </text:span><text:span text:style-name="T4">Co</text:span><text:span text:style-name="T4">lu</text:span><text:span text:style-name="T4">m</text:span><text:span text:style-name="T4">ns</text:span></text:p>
          </draw:text-box>
        </draw:frame>
        <draw:frame draw:name="Google Shape;158;p27" presentation:style-name="pr5" draw:text-style-name="P8" draw:layer="layout" svg:width="23.947cm" svg:height="9.489cm" svg:x="0.866cm" svg:y="3.201cm" presentation:class="outline" presentation:user-transformed="true">
          <draw:text-box>
            <text:p text:style-name="P10"><text:span text:style-name="T14">You can return columns in any order:</text:span></text:p>
            <text:p text:style-name="P4"><text:span text:style-name="T25"><text:s/></text:span><text:span text:style-name="T25">SELECT country, name, </text:span></text:p>
            <text:p text:style-name="P4"><text:span text:style-name="T25"><text:s text:c="3"/></text:span><text:span text:style-name="T25">phone FROM </text:span><text:span text:style-name="T25"><text:line-break/></text:span><text:span text:style-name="T25"> <text:s text:c="2"/>customers; </text:span><text:span text:style-name="T29"><text:s text:c="2"/></text:span></text:p>
            <text:p text:style-name="P4"><text:span text:style-name="T30">Commands can run over several lines</text:span></text:p>
            <text:p text:style-name="P4"><text:span text:style-name="T31"><text:line-break/></text:span><text:span text:style-name="T30">To see the column names in a table use either:</text:span></text:p>
            <text:p text:style-name="P4"><text:span text:style-name="T25"><text:s/></text:span><text:span text:style-name="T25">SELECT * FROM customers; </text:span><text:span text:style-name="T26"><text:s/></text:span></text:p>
            <text:p text:style-name="P4"><text:span text:style-name="T27">Or</text:span></text:p>
            <text:p text:style-name="P4"><text:span text:style-name="T25"><text:s/></text:span><text:span text:style-name="T25">\d customers </text:span></text:p>
            <text:p text:style-name="P10"><text:span text:style-name="T32"/></text:p>
          </draw:text-box>
        </draw:frame>
        <presentation:notes draw:style-name="dp2">
          <draw:page-thumbnail draw:name="Google Shape;154;g3d8dd1f348_0_45:notes" draw:style-name="gr1" draw:layer="layout" svg:width="16.932cm" svg:height="9.524cm" svg:x="1.059cm" svg:y="1.905cm" draw:page-number="15" presentation:class="page"/>
          <draw:frame draw:name="Google Shape;155;g3d8dd1f348_0_45:notes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5" draw:master-page-name="TITLE_5f_AND_5f_BODY" presentation:presentation-page-layout-name="AL2T1">
        <office:forms form:automatic-focus="false" form:apply-design-mode="false"/>
        <draw:frame draw:name="Google Shape;163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s</text:span><text:span text:style-name="T4">e</text:span><text:span text:style-name="T4">:</text:span></text:p>
          </draw:text-box>
        </draw:frame>
        <draw:frame draw:name="Google Shape;164;p2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7"><text:span text:style-name="T14">List the name, phone and email for all customers</text:span></text:p>
              </text:list-item>
              <text:list-item>
                <text:p text:style-name="P7"><text:span text:style-name="T14">List all the details of rooms</text:span></text:p>
              </text:list-item>
              <text:list-item>
                <text:p text:style-name="P7"><text:span text:style-name="T14">List the customer id, checkin date and number of guests </text:span><text:span text:style-name="T14">from reservations</text:span></text:p>
              </text:list-item>
            </text:list>
          </draw:text-box>
        </draw:frame>
        <presentation:notes draw:style-name="dp2">
          <draw:page-thumbnail draw:name="Google Shape;160;g3d8dd1f348_0_50:notes" draw:style-name="gr1" draw:layer="layout" svg:width="16.932cm" svg:height="9.524cm" svg:x="1.059cm" svg:y="1.905cm" draw:page-number="16" presentation:class="page"/>
          <draw:frame draw:name="Google Shape;161;g3d8dd1f348_0_50:notes" presentation:style-name="pr2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Useful Non-standard psql Commands" draw:style-name="dp3" draw:master-page-name="TITLE_5f_AND_5f_BODY" presentation:presentation-page-layout-name="AL2T1">
        <office:forms form:automatic-focus="false" form:apply-design-mode="false"/>
        <draw:frame draw:name="Google Shape;169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S</text:span><text:span text:style-name="T4">o</text:span><text:span text:style-name="T4">m</text:span><text:span text:style-name="T4">e</text:span><text:span text:style-name="T4"> </text:span><text:span text:style-name="T4">U</text:span><text:span text:style-name="T4">s</text:span><text:span text:style-name="T4">e</text:span><text:span text:style-name="T4">f</text:span><text:span text:style-name="T4">u</text:span><text:span text:style-name="T4">l</text:span><text:span text:style-name="T4"> </text:span><text:span text:style-name="T4">N</text:span><text:span text:style-name="T4">o</text:span><text:span text:style-name="T4">n</text:span><text:span text:style-name="T4">-</text:span><text:span text:style-name="T4">s</text:span><text:span text:style-name="T4">t</text:span><text:span text:style-name="T4">a</text:span><text:span text:style-name="T4">n</text:span><text:span text:style-name="T4">d</text:span><text:span text:style-name="T4">a</text:span><text:span text:style-name="T4">r</text:span><text:span text:style-name="T4">d</text:span><text:span text:style-name="T4"> </text:span><text:span text:style-name="T4">p</text:span><text:span text:style-name="T4">s</text:span><text:span text:style-name="T4">q</text:span><text:span text:style-name="T4">l</text:span><text:span text:style-name="T4"> </text:span><text:span text:style-name="T4">C</text:span><text:span text:style-name="T4">o</text:span><text:span text:style-name="T4">m</text:span><text:span text:style-name="T4">m</text:span><text:span text:style-name="T4">a</text:span><text:span text:style-name="T4">n</text:span><text:span text:style-name="T4">d</text:span><text:span text:style-name="T4">s</text:span></text:p>
          </draw:text-box>
        </draw:frame>
        <draw:frame draw:name="Google Shape;170;p2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4"><text:span text:style-name="T16">Display a list of table names in the database:</text:span></text:p>
            <text:p text:style-name="P4"><text:span text:style-name="T16"><text:tab/></text:span><text:span text:style-name="T33"> </text:span><text:span text:style-name="T33">\dt </text:span><text:span text:style-name="T34"><text:s text:c="2"/></text:span><text:span text:style-name="T35">-</text:span></text:p>
            <text:p text:style-name="P4"><text:span text:style-name="T34">Display the definition of a table:</text:span></text:p>
            <text:p text:style-name="P4"><text:span text:style-name="T34"><text:tab/></text:span><text:span text:style-name="T33"> </text:span><text:span text:style-name="T33">\d tableName </text:span><text:span text:style-name="T34"><text:s text:c="2"/></text:span><text:span text:style-name="T36">-</text:span></text:p>
            <text:p text:style-name="P4"><text:span text:style-name="T34">Display help for SQL commands:</text:span></text:p>
            <text:p text:style-name="P4"><text:span text:style-name="T34"><text:tab/></text:span><text:span text:style-name="T33"> </text:span><text:span text:style-name="T33">\h [command] </text:span><text:span text:style-name="T34"><text:s text:c="2"/></text:span><text:span text:style-name="T36">-</text:span></text:p>
            <text:p text:style-name="P4"><text:span text:style-name="T34">Display a summary of psql (backslash) commands:</text:span></text:p>
            <text:p text:style-name="P4"><text:span text:style-name="T34"><text:tab/></text:span><text:span text:style-name="T33"> </text:span><text:span text:style-name="T33">\? </text:span><text:span text:style-name="T34"><text:s text:c="2"/></text:span><text:span text:style-name="T37">-</text:span><text:span text:style-name="T38"> <text:s/></text:span><text:span text:style-name="T34"><text:s/></text:span></text:p>
            <text:p text:style-name="P4"><text:span text:style-name="T34">Exit (quit) from psql: </text:span></text:p>
            <text:p text:style-name="P4"><text:span text:style-name="T34"><text:tab/></text:span><text:span text:style-name="T33"> </text:span><text:span text:style-name="T33">\q </text:span><text:span text:style-name="T34"><text:s text:c="2"/></text:span><text:span text:style-name="T37">-</text:span></text:p>
          </draw:text-box>
        </draw:frame>
        <presentation:notes draw:style-name="dp2">
          <draw:page-thumbnail draw:name="Google Shape;166;g3d8dd1f348_0_55:notes" draw:style-name="gr1" draw:layer="layout" svg:width="16.932cm" svg:height="9.524cm" svg:x="1.059cm" svg:y="1.905cm" draw:page-number="17" presentation:class="page"/>
          <draw:frame draw:name="Google Shape;167;g3d8dd1f348_0_55:notes" presentation:style-name="pr2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6" draw:master-page-name="TITLE_5f_AND_5f_BODY" presentation:presentation-page-layout-name="AL2T1">
        <office:forms form:automatic-focus="false" form:apply-design-mode="false"/>
        <draw:frame draw:name="Google Shape;175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s</text:span><text:span text:style-name="T4">e</text:span><text:span text:style-name="T4">:</text:span></text:p>
          </draw:text-box>
        </draw:frame>
        <draw:frame draw:name="Google Shape;176;p3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7"><text:span text:style-name="T14">Display the definition of the customers table</text:span></text:p>
              </text:list-item>
              <text:list-item>
                <text:p text:style-name="P7"><text:span text:style-name="T14">Display the help for the SELECT command</text:span></text:p>
              </text:list-item>
              <text:list-item>
                <text:p text:style-name="P7"><text:span text:style-name="T14">Read the psql command help and find out what \dS does, </text:span><text:span text:style-name="T14">then try it</text:span></text:p>
              </text:list-item>
            </text:list>
          </draw:text-box>
        </draw:frame>
        <presentation:notes draw:style-name="dp2">
          <draw:page-thumbnail draw:name="Google Shape;172;g8c3f4a91f6_0_0:notes" draw:style-name="gr1" draw:layer="layout" svg:width="16.932cm" svg:height="9.524cm" svg:x="1.059cm" svg:y="1.905cm" draw:page-number="18" presentation:class="page"/>
          <draw:frame draw:name="Google Shape;173;g8c3f4a91f6_0_0:notes" presentation:style-name="pr2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playing More Than Just Columns" draw:style-name="dp3" draw:master-page-name="TITLE_5f_AND_5f_BODY" presentation:presentation-page-layout-name="AL2T1">
        <office:forms form:automatic-focus="false" form:apply-design-mode="false"/>
        <draw:frame draw:name="Google Shape;181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i</text:span><text:span text:style-name="T4">n</text:span><text:span text:style-name="T4">g</text:span><text:span text:style-name="T4"> </text:span><text:span text:style-name="T4">M</text:span><text:span text:style-name="T4">o</text:span><text:span text:style-name="T4">r</text:span><text:span text:style-name="T4">e</text:span><text:span text:style-name="T4"> </text:span><text:span text:style-name="T4">T</text:span><text:span text:style-name="T4">h</text:span><text:span text:style-name="T4">a</text:span><text:span text:style-name="T4">n</text:span><text:span text:style-name="T4"> </text:span><text:span text:style-name="T4">J</text:span><text:span text:style-name="T4">u</text:span><text:span text:style-name="T4">s</text:span><text:span text:style-name="T4">t</text:span><text:span text:style-name="T4"> </text:span><text:span text:style-name="T4">C</text:span><text:span text:style-name="T4">o</text:span><text:span text:style-name="T4">l</text:span><text:span text:style-name="T4">u</text:span><text:span text:style-name="T4">m</text:span><text:span text:style-name="T4">n</text:span><text:span text:style-name="T4">s</text:span></text:p>
          </draw:text-box>
        </draw:frame>
        <draw:frame draw:name="Google Shape;182;p3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You can use expressions in SQL:</text:span></text:p>
            <text:p text:style-name="P10"><text:span text:style-name="T14"><text:tab/></text:span><text:span text:style-name="T25"> </text:span><text:span text:style-name="T25">SELECT room_no, rate * 0.85 FROM rooms;</text:span></text:p>
            <text:p text:style-name="P10"><text:span text:style-name="T27">Use a column alias to name the expression:</text:span></text:p>
            <text:p text:style-name="P10"><text:span text:style-name="T27"><text:tab/></text:span><text:span text:style-name="T29"> </text:span></text:p>
            <text:p text:style-name="P10"><text:span text:style-name="T27"/></text:p>
            <text:p text:style-name="P10"><text:span text:style-name="T27"/></text:p>
            <text:p text:style-name="P10"><text:span text:style-name="T27"/></text:p>
            <text:p text:style-name="P10"><text:span text:style-name="T27">Note: multi-line SQL, use ; (semicolon) to end</text:span></text:p>
          </draw:text-box>
        </draw:frame>
        <draw:custom-shape draw:name="Google Shape;183;p31" draw:style-name="gr6" draw:text-style-name="P20" draw:layer="layout" svg:width="21.341cm" svg:height="3.8cm" svg:x="2.398cm" svg:y="7cm">
          <text:p text:style-name="P19"><text:span text:style-name="T25">SE</text:span><text:span text:style-name="T25">LE</text:span><text:span text:style-name="T25">CT </text:span><text:span text:style-name="T25">ro</text:span><text:span text:style-name="T25">om</text:span><text:span text:style-name="T25">_n</text:span><text:span text:style-name="T25">o, </text:span></text:p>
          <text:p text:style-name="P19"><text:span text:style-name="T25"><text:s text:c="3"/></text:span><text:span text:style-name="T25"><text:s text:c="3"/></text:span><text:span text:style-name="T25"><text:s/></text:span><text:span text:style-name="T25">ra</text:span><text:span text:style-name="T25">te </text:span><text:span text:style-name="T25">* </text:span><text:span text:style-name="T25">0.</text:span><text:span text:style-name="T25">85 </text:span><text:span text:style-name="T39">AS </text:span><text:span text:style-name="T39">di</text:span><text:span text:style-name="T39">sc</text:span><text:span text:style-name="T39">ou</text:span><text:span text:style-name="T39">nt</text:span><text:span text:style-name="T39">ed</text:span><text:span text:style-name="T39">_r</text:span><text:span text:style-name="T39">at</text:span><text:span text:style-name="T39">e</text:span></text:p>
          <text:p text:style-name="P19"><text:span text:style-name="T25"><text:s text:c="3"/></text:span><text:span text:style-name="T25">FR</text:span><text:span text:style-name="T25">OM </text:span><text:span text:style-name="T25">ro</text:span><text:span text:style-name="T25">om</text:span><text:span text:style-name="T25">s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8;g3d8dd1f348_0_65:notes" draw:style-name="gr1" draw:layer="layout" svg:width="16.932cm" svg:height="9.524cm" svg:x="1.059cm" svg:y="1.905cm" draw:page-number="19" presentation:class="page"/>
          <draw:frame draw:name="Google Shape;179;g3d8dd1f348_0_65:notes" presentation:style-name="pr2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ressions in SQL" draw:style-name="dp3" draw:master-page-name="TITLE_5f_AND_5f_BODY" presentation:presentation-page-layout-name="AL2T1">
        <office:forms form:automatic-focus="false" form:apply-design-mode="false"/>
        <draw:frame draw:name="Google Shape;188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x</text:span><text:span text:style-name="T4">p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s</text:span><text:span text:style-name="T4"> </text:span><text:span text:style-name="T4">i</text:span><text:span text:style-name="T4">n</text:span><text:span text:style-name="T4"> </text:span><text:span text:style-name="T4">S</text:span><text:span text:style-name="T4">Q</text:span><text:span text:style-name="T4">L</text:span></text:p>
          </draw:text-box>
        </draw:frame>
        <draw:frame draw:name="Google Shape;189;p3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Arithmetic:</text:span><text:span text:style-name="T14"><text:tab/></text:span><text:span text:style-name="T14">* </text:span><text:span text:style-name="T40">multiply</text:span><text:span text:style-name="T14">, <text:s/>/ </text:span><text:span text:style-name="T40">divide</text:span><text:span text:style-name="T14">, <text:s/>+ </text:span><text:span text:style-name="T40">add</text:span><text:span text:style-name="T14">, <text:s/>- </text:span><text:span text:style-name="T40">subtract</text:span><text:span text:style-name="T14">,</text:span></text:p>
            <text:p text:style-name="P10"><text:span text:style-name="T14"><text:tab/></text:span><text:span text:style-name="T14"><text:tab/></text:span><text:span text:style-name="T14"><text:tab/></text:span><text:span text:style-name="T14"><text:tab/></text:span><text:span text:style-name="T14">% </text:span><text:span text:style-name="T40">modulo</text:span><text:span text:style-name="T14">, <text:s/>(...) </text:span><text:span text:style-name="T40">parentheses</text:span></text:p>
            <text:p text:style-name="P10"><text:span text:style-name="T14">String:</text:span><text:span text:style-name="T14"><text:tab/></text:span><text:span text:style-name="T14"><text:tab/></text:span><text:span text:style-name="T14"><text:tab/></text:span><text:span text:style-name="T14">|| </text:span><text:span text:style-name="T40">concatenate</text:span></text:p>
            <text:p text:style-name="P10"><text:span text:style-name="T14"/></text:p>
            <text:p text:style-name="P10"><text:span text:style-name="T14">Functions:</text:span><text:span text:style-name="T14"><text:tab/></text:span><text:span text:style-name="T14">These are not part of the SQL standard and so </text:span></text:p>
            <text:p text:style-name="P21"><text:span text:style-name="T14">each vendor has their own set of functions.</text:span></text:p>
            <text:p text:style-name="P10"><text:span text:style-name="T14">Refer to the vendor’s SQL documentation for functions.</text:span></text:p>
            <text:p text:style-name="P10"><text:span text:style-name="T14">(e.g. https://www.postgresql.org/docs/12/functions.html)</text:span></text:p>
          </draw:text-box>
        </draw:frame>
        <presentation:notes draw:style-name="dp2">
          <draw:page-thumbnail draw:name="Google Shape;185;g3d8dd1f348_0_71:notes" draw:style-name="gr1" draw:layer="layout" svg:width="16.932cm" svg:height="9.524cm" svg:x="1.059cm" svg:y="1.905cm" draw:page-number="20" presentation:class="page"/>
          <draw:frame draw:name="Google Shape;186;g3d8dd1f348_0_71:notes" presentation:style-name="pr2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oosing the Rows" draw:style-name="dp3" draw:master-page-name="TITLE_5f_AND_5f_BODY" presentation:presentation-page-layout-name="AL2T1">
        <office:forms form:automatic-focus="false" form:apply-design-mode="false"/>
        <draw:frame draw:name="Google Shape;194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C</text:span><text:span text:style-name="T4">h</text:span><text:span text:style-name="T4">o</text:span><text:span text:style-name="T4">o</text:span><text:span text:style-name="T4">s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w</text:span><text:span text:style-name="T4">s</text:span></text:p>
          </draw:text-box>
        </draw:frame>
        <draw:frame draw:name="Google Shape;195;p3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You can choose which rows to show: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>Note: only one = (equals) symbol to test for equality</text:span></text:p>
            <text:p text:style-name="P10"><text:span text:style-name="T14">You can use &lt;, &gt;, &lt;=, &gt;=, != (or &lt;&gt;)</text:span></text:p>
            <text:p text:style-name="P10"><text:span text:style-name="T14">Only rows that match the predicate (test) are returned.</text:span></text:p>
            <text:p text:style-name="P10"><text:span text:style-name="T41"/></text:p>
            <text:p text:style-name="P10"><text:span text:style-name="T42"/></text:p>
          </draw:text-box>
        </draw:frame>
        <draw:custom-shape draw:name="Google Shape;196;p33" draw:style-name="gr7" draw:text-style-name="P23" draw:layer="layout" svg:width="21.341cm" svg:height="3.699cm" svg:x="2.424cm" svg:y="4.701cm">
          <text:p text:style-name="P22"><text:span text:style-name="T29">SE</text:span><text:span text:style-name="T29">LE</text:span><text:span text:style-name="T29">CT </text:span><text:span text:style-name="T29">id</text:span><text:span text:style-name="T29">, </text:span><text:span text:style-name="T29">na</text:span><text:span text:style-name="T29">me</text:span><text:span text:style-name="T29">, </text:span><text:span text:style-name="T29">ph</text:span><text:span text:style-name="T29">on</text:span><text:span text:style-name="T29">e, </text:span><text:span text:style-name="T29">em</text:span><text:span text:style-name="T29">ai</text:span><text:span text:style-name="T29">l, </text:span><text:span text:style-name="T29">co</text:span><text:span text:style-name="T29">un</text:span><text:span text:style-name="T29">tr</text:span><text:span text:style-name="T29">y</text:span></text:p>
          <text:p text:style-name="P22"><text:span text:style-name="T29"><text:s text:c="3"/></text:span><text:span text:style-name="T29">FR</text:span><text:span text:style-name="T29">OM </text:span><text:span text:style-name="T29">cu</text:span><text:span text:style-name="T29">st</text:span><text:span text:style-name="T29">om</text:span><text:span text:style-name="T29">er</text:span><text:span text:style-name="T29">s</text:span></text:p>
          <text:p text:style-name="P22"><text:span text:style-name="T29"><text:s text:c="3"/></text:span><text:span text:style-name="T29">WH</text:span><text:span text:style-name="T29">ER</text:span><text:span text:style-name="T29">E </text:span><text:span text:style-name="T29">co</text:span><text:span text:style-name="T29">un</text:span><text:span text:style-name="T29">tr</text:span><text:span text:style-name="T29">y </text:span><text:span text:style-name="T29">= </text:span><text:span text:style-name="T29">'F</text:span><text:span text:style-name="T29">ra</text:span><text:span text:style-name="T29">nc</text:span><text:span text:style-name="T29">e'</text:span><text:span text:style-name="T29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1;g4ec1332a0a_0_0:notes" draw:style-name="gr1" draw:layer="layout" svg:width="16.932cm" svg:height="9.524cm" svg:x="1.059cm" svg:y="1.905cm" draw:page-number="21" presentation:class="page"/>
          <draw:frame draw:name="Google Shape;192;g4ec1332a0a_0_0:notes" presentation:style-name="pr2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limiting Strings and Dates" draw:style-name="dp3" draw:master-page-name="TITLE_5f_AND_5f_BODY" presentation:presentation-page-layout-name="AL2T1">
        <office:forms form:automatic-focus="false" form:apply-design-mode="false"/>
        <draw:frame draw:name="Google Shape;201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D</text:span><text:span text:style-name="T4">e</text:span><text:span text:style-name="T4">l</text:span><text:span text:style-name="T4">i</text:span><text:span text:style-name="T4">m</text:span><text:span text:style-name="T4">i</text:span><text:span text:style-name="T4">t</text:span><text:span text:style-name="T4">i</text:span><text:span text:style-name="T4">n</text:span><text:span text:style-name="T4">g</text:span><text:span text:style-name="T4"> </text:span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D</text:span><text:span text:style-name="T4">a</text:span><text:span text:style-name="T4">t</text:span><text:span text:style-name="T4">e</text:span><text:span text:style-name="T4">s</text:span></text:p>
          </draw:text-box>
        </draw:frame>
        <draw:frame draw:name="Google Shape;202;p3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Use single quotes (apostrophes) to define the start and end </text:span><text:span text:style-name="T14">of string values.</text:span></text:p>
            <text:p text:style-name="P10"><text:span text:style-name="T14">e.g.</text:span><text:span text:style-name="T14"><text:tab/></text:span><text:span text:style-name="T14">'France'</text:span><text:span text:style-name="T14"><text:tab/></text:span><text:span text:style-name="T14">'Keith'</text:span><text:span text:style-name="T14"><text:tab/></text:span><text:span text:style-name="T14"><text:tab/></text:span><text:span text:style-name="T14">'2020-03-23'</text:span><text:span text:style-name="T14"><text:tab/></text:span><text:span text:style-name="T14"><text:tab/></text:span><text:span text:style-name="T14">'lockdown'</text:span></text:p>
            <text:p text:style-name="P10"><text:span text:style-name="T14"/></text:p>
            <text:p text:style-name="P10"><text:span text:style-name="T14">Dates should be given in ISO format (YYYY-MM-DD) inside </text:span><text:span text:style-name="T14">apostrophes.</text:span></text:p>
          </draw:text-box>
        </draw:frame>
        <presentation:notes draw:style-name="dp2">
          <draw:page-thumbnail draw:name="Google Shape;198;g8f838e3860_0_1:notes" draw:style-name="gr1" draw:layer="layout" svg:width="16.932cm" svg:height="9.524cm" svg:x="1.059cm" svg:y="1.905cm" draw:page-number="22" presentation:class="page"/>
          <draw:frame draw:name="Google Shape;199;g8f838e3860_0_1:notes" presentation:style-name="pr2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bining Tests in a Predicate" draw:style-name="dp3" draw:master-page-name="TITLE_5f_AND_5f_BODY" presentation:presentation-page-layout-name="AL2T1">
        <office:forms form:automatic-focus="false" form:apply-design-mode="false"/>
        <draw:frame draw:name="Google Shape;207;p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s</text:span><text:span text:style-name="T4">t</text:span><text:span text:style-name="T4">s</text:span><text:span text:style-name="T4"> </text:span><text:span text:style-name="T4">i</text:span><text:span text:style-name="T4">n</text:span><text:span text:style-name="T4"> </text:span><text:span text:style-name="T4">a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a</text:span><text:span text:style-name="T4">t</text:span><text:span text:style-name="T4">e</text:span></text:p>
          </draw:text-box>
        </draw:frame>
        <draw:frame draw:name="Google Shape;208;p3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43"><text:s/></text:span><text:span text:style-name="T14">Use AND and OR to combine tests: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>Lists reservations for rooms on the second floor starting from </text:span><text:span text:style-name="T14">the start of 2018.</text:span></text:p>
          </draw:text-box>
        </draw:frame>
        <draw:custom-shape draw:name="Google Shape;209;p35" draw:style-name="gr8" draw:text-style-name="P23" draw:layer="layout" svg:width="21.341cm" svg:height="4.899cm" svg:x="2.424cm" svg:y="4.601cm">
          <text:p text:style-name="P22"><text:span text:style-name="T29">SE</text:span><text:span text:style-name="T29">LE</text:span><text:span text:style-name="T29">CT </text:span><text:span text:style-name="T29">* </text:span><text:span text:style-name="T29">FR</text:span><text:span text:style-name="T29">OM </text:span><text:span text:style-name="T29">re</text:span><text:span text:style-name="T29">se</text:span><text:span text:style-name="T29">rv</text:span><text:span text:style-name="T29">at</text:span><text:span text:style-name="T29">io</text:span><text:span text:style-name="T29">ns</text:span></text:p>
          <text:p text:style-name="P22"><text:span text:style-name="T29"><text:s text:c="3"/></text:span><text:span text:style-name="T29">WH</text:span><text:span text:style-name="T29">ER</text:span><text:span text:style-name="T29">E </text:span><text:span text:style-name="T29">ro</text:span><text:span text:style-name="T29">om</text:span><text:span text:style-name="T29">_n</text:span><text:span text:style-name="T29">o </text:span><text:span text:style-name="T29">&gt;= </text:span><text:span text:style-name="T29">20</text:span><text:span text:style-name="T29">0</text:span></text:p>
          <text:p text:style-name="P22"><text:span text:style-name="T29"><text:s text:c="3"/></text:span><text:span text:style-name="T29"><text:s text:c="2"/></text:span><text:span text:style-name="T29">AN</text:span><text:span text:style-name="T29">D </text:span><text:span text:style-name="T29">ro</text:span><text:span text:style-name="T29">om</text:span><text:span text:style-name="T29">_n</text:span><text:span text:style-name="T29">o </text:span><text:span text:style-name="T29">&lt; </text:span><text:span text:style-name="T29">30</text:span><text:span text:style-name="T29">0</text:span></text:p>
          <text:p text:style-name="P24"><text:span text:style-name="T29">A</text:span><text:span text:style-name="T29">N</text:span><text:span text:style-name="T29">D</text:span><text:span text:style-name="T29"> </text:span><text:span text:style-name="T29">c</text:span><text:span text:style-name="T29">h</text:span><text:span text:style-name="T29">e</text:span><text:span text:style-name="T29">c</text:span><text:span text:style-name="T29">k</text:span><text:span text:style-name="T29">i</text:span><text:span text:style-name="T29">n</text:span><text:span text:style-name="T29">_</text:span><text:span text:style-name="T29">d</text:span><text:span text:style-name="T29">a</text:span><text:span text:style-name="T29">t</text:span><text:span text:style-name="T29">e</text:span><text:span text:style-name="T29"> </text:span><text:span text:style-name="T29">&gt;</text:span><text:span text:style-name="T29">=</text:span><text:span text:style-name="T29"> </text:span><text:span text:style-name="T29">'</text:span><text:span text:style-name="T29">2</text:span><text:span text:style-name="T29">0</text:span><text:span text:style-name="T29">1</text:span><text:span text:style-name="T29">8</text:span><text:span text:style-name="T29">-</text:span><text:span text:style-name="T29">0</text:span><text:span text:style-name="T29">1</text:span><text:span text:style-name="T29">-</text:span><text:span text:style-name="T29">0</text:span><text:span text:style-name="T29">1</text:span><text:span text:style-name="T29">'</text:span><text:span text:style-name="T29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4ec1332a0a_0_6:notes" draw:style-name="gr1" draw:layer="layout" svg:width="16.932cm" svg:height="9.524cm" svg:x="1.059cm" svg:y="1.905cm" draw:page-number="23" presentation:class="page"/>
          <draw:frame draw:name="Google Shape;205;g4ec1332a0a_0_6:notes" presentation:style-name="pr2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bining Tests in a Predicate" draw:style-name="dp3" draw:master-page-name="TITLE_5f_AND_5f_BODY" presentation:presentation-page-layout-name="AL2T1">
        <office:forms form:automatic-focus="false" form:apply-design-mode="false"/>
        <draw:frame draw:name="Google Shape;214;p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s</text:span><text:span text:style-name="T4">t</text:span><text:span text:style-name="T4">s</text:span><text:span text:style-name="T4"> </text:span><text:span text:style-name="T4">i</text:span><text:span text:style-name="T4">n</text:span><text:span text:style-name="T4"> </text:span><text:span text:style-name="T4">a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a</text:span><text:span text:style-name="T4">t</text:span><text:span text:style-name="T4">e</text:span></text:p>
          </draw:text-box>
        </draw:frame>
        <draw:frame draw:name="Google Shape;215;p3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Another example: (cheap or Premier rooms on floors 1 &amp; 2)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</draw:text-box>
        </draw:frame>
        <draw:custom-shape draw:name="Google Shape;216;p36" draw:style-name="gr9" draw:text-style-name="P23" draw:layer="layout" svg:width="21.341cm" svg:height="4.833cm" svg:x="2.424cm" svg:y="4.701cm">
          <text:p text:style-name="P22"><text:span text:style-name="T29">SE</text:span><text:span text:style-name="T29">LE</text:span><text:span text:style-name="T29">CT </text:span><text:span text:style-name="T29">* </text:span><text:span text:style-name="T29">FR</text:span><text:span text:style-name="T29">OM </text:span><text:span text:style-name="T29">ro</text:span><text:span text:style-name="T29">om</text:span><text:span text:style-name="T29">s</text:span></text:p>
          <text:p text:style-name="P22"><text:span text:style-name="T29"><text:s text:c="3"/></text:span><text:span text:style-name="T29">WH</text:span><text:span text:style-name="T29">ER</text:span><text:span text:style-name="T29">E </text:span><text:span text:style-name="T29">ro</text:span><text:span text:style-name="T29">om</text:span><text:span text:style-name="T29">_t</text:span><text:span text:style-name="T29">yp</text:span><text:span text:style-name="T29">e </text:span><text:span text:style-name="T29">= </text:span><text:span text:style-name="T29">'P</text:span><text:span text:style-name="T29">RE</text:span><text:span text:style-name="T29">MI</text:span><text:span text:style-name="T29">ER</text:span><text:span text:style-name="T29">'</text:span></text:p>
          <text:p text:style-name="P22"><text:span text:style-name="T29"><text:s text:c="3"/></text:span><text:span text:style-name="T29"><text:s text:c="3"/></text:span><text:span text:style-name="T29">OR </text:span><text:span text:style-name="T29">ra</text:span><text:span text:style-name="T29">te </text:span><text:span text:style-name="T29">&lt; </text:span><text:span text:style-name="T29">10</text:span><text:span text:style-name="T29">0.</text:span><text:span text:style-name="T29">00</text:span></text:p>
          <text:p text:style-name="P24"><text:span text:style-name="T29">A</text:span><text:span text:style-name="T29">N</text:span><text:span text:style-name="T29">D</text:span><text:span text:style-name="T29"> </text:span><text:span text:style-name="T29">r</text:span><text:span text:style-name="T29">o</text:span><text:span text:style-name="T29">o</text:span><text:span text:style-name="T29">m</text:span><text:span text:style-name="T29">_</text:span><text:span text:style-name="T29">n</text:span><text:span text:style-name="T29">o</text:span><text:span text:style-name="T29"> </text:span><text:span text:style-name="T29">&lt;</text:span><text:span text:style-name="T29"> </text:span><text:span text:style-name="T29">3</text:span><text:span text:style-name="T29">0</text:span><text:span text:style-name="T29">0</text:span><text:span text:style-name="T29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36" draw:style-name="gr2" draw:text-style-name="P15" xml:id="id15" draw:id="id15" draw:layer="layout" svg:width="23.667cm" svg:height="3.161cm" svg:x="0.855cm" svg:y="9.434cm">
          <text:p text:style-name="P19"><text:span text:style-name="T14">Oops: This didn't quite get it right - it returns rooms on 3rd &amp; 4th floors. <text:s/>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5" smil:attributeName="visibility" smil:to="visible"/>
                  <anim:animate smil:dur="2.5s" smil:targetElement="id15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211;g4ec1332a0a_0_12:notes" draw:style-name="gr1" draw:layer="layout" svg:width="16.932cm" svg:height="9.524cm" svg:x="1.059cm" svg:y="1.905cm" draw:page-number="24" presentation:class="page"/>
          <draw:frame draw:name="Google Shape;212;g4ec1332a0a_0_12:notes" presentation:style-name="pr2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riding Evaluation Order" draw:style-name="dp3" draw:master-page-name="TITLE_5f_AND_5f_BODY" presentation:presentation-page-layout-name="AL2T1">
        <office:forms form:automatic-focus="false" form:apply-design-mode="false"/>
        <draw:frame draw:name="Google Shape;222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O</text:span><text:span text:style-name="T4">v</text:span><text:span text:style-name="T4">e</text:span><text:span text:style-name="T4">r</text:span><text:span text:style-name="T4">r</text:span><text:span text:style-name="T4">i</text:span><text:span text:style-name="T4">d</text:span><text:span text:style-name="T4">i</text:span><text:span text:style-name="T4">n</text:span><text:span text:style-name="T4">g</text:span><text:span text:style-name="T4"> </text:span><text:span text:style-name="T4">E</text:span><text:span text:style-name="T4">v</text:span><text:span text:style-name="T4">a</text:span><text:span text:style-name="T4">l</text:span><text:span text:style-name="T4">u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r</text:span><text:span text:style-name="T4">d</text:span><text:span text:style-name="T4">e</text:span><text:span text:style-name="T4">r</text:span></text:p>
          </draw:text-box>
        </draw:frame>
        <draw:frame draw:name="Google Shape;223;p3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Just like any programming language, SQL has an evaluation </text:span><text:span text:style-name="T14">order (precedence). You can override it using parentheses: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>You can also use parentheses in arithmetic expressions, etc.</text:span></text:p>
          </draw:text-box>
        </draw:frame>
        <draw:custom-shape draw:name="Google Shape;224;p37" draw:style-name="gr10" draw:text-style-name="P23" draw:layer="layout" svg:width="21.341cm" svg:height="5.122cm" svg:x="2.216cm" svg:y="5.878cm">
          <text:p text:style-name="P22"><text:span text:style-name="T29">SELECT * FROM rooms</text:span></text:p>
          <text:p text:style-name="P22"><text:span text:style-name="T29"><text:s text:c="3"/></text:span><text:span text:style-name="T29">WHERE (room_type = 'PREMIER'</text:span></text:p>
          <text:p text:style-name="P22"><text:span text:style-name="T29"><text:s text:c="6"/></text:span><text:span text:style-name="T29">OR rate &lt; 100.00)</text:span></text:p>
          <text:p text:style-name="P24"><text:span text:style-name="T29">AND room_no &lt; 300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9;g4ec1332a0a_0_19:notes" draw:style-name="gr1" draw:layer="layout" svg:width="16.932cm" svg:height="9.524cm" svg:x="1.059cm" svg:y="1.905cm" draw:page-number="25" presentation:class="page"/>
          <draw:frame draw:name="Google Shape;220;g4ec1332a0a_0_19:notes" presentation:style-name="pr3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Predicate Types" draw:style-name="dp3" draw:master-page-name="TITLE_5f_AND_5f_BODY" presentation:presentation-page-layout-name="AL2T1">
        <office:forms form:automatic-focus="false" form:apply-design-mode="false"/>
        <draw:frame draw:name="Google Shape;229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M</text:span><text:span text:style-name="T4">o</text:span><text:span text:style-name="T4">r</text:span><text:span text:style-name="T4">e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a</text:span><text:span text:style-name="T4">t</text:span><text:span text:style-name="T4">e</text:span><text:span text:style-name="T4"> </text:span><text:span text:style-name="T4">T</text:span><text:span text:style-name="T4">y</text:span><text:span text:style-name="T4">p</text:span><text:span text:style-name="T4">e</text:span><text:span text:style-name="T4">s</text:span></text:p>
          </draw:text-box>
        </draw:frame>
        <draw:frame draw:name="Google Shape;230;p3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a BETWEEN b AND c</text:span><text:span text:style-name="T14"><text:tab/></text:span><text:span text:style-name="T14">: check a is in range b-c inclusive</text:span></text:p>
            <text:p text:style-name="P10"><text:span text:style-name="T14"><text:tab/></text:span><text:span text:style-name="T25">… </text:span><text:span text:style-name="T25">WHERE price BETWEEN 100 AND 250</text:span></text:p>
            <text:p text:style-name="P10"><text:span text:style-name="T27">a IN (b, c, d,...)</text:span><text:span text:style-name="T27"><text:tab/></text:span><text:span text:style-name="T27"><text:tab/></text:span><text:span text:style-name="T27"><text:tab/></text:span><text:span text:style-name="T27">: check a is equal to one of b, c, d…</text:span></text:p>
            <text:p text:style-name="P10"><text:span text:style-name="T32"><text:tab/></text:span><text:span text:style-name="T25">… </text:span><text:span text:style-name="T25">WHERE room_no IN (201, 202, 204, 206)</text:span></text:p>
            <text:p text:style-name="P10"><text:span text:style-name="T44"/></text:p>
            <text:p text:style-name="P10"><text:span text:style-name="T32"><text:tab/></text:span><text:span text:style-name="T27">Can be inverted...</text:span></text:p>
            <text:p text:style-name="P10"><text:span text:style-name="T27">a NOT BETWEEN b AND c</text:span><text:span text:style-name="T27"><text:tab/></text:span></text:p>
            <text:p text:style-name="P10"><text:span text:style-name="T27">a NOT IN (b, c, d,...)</text:span></text:p>
          </draw:text-box>
        </draw:frame>
        <presentation:notes draw:style-name="dp2">
          <draw:page-thumbnail draw:name="Google Shape;226;g4ec1332a0a_0_25:notes" draw:style-name="gr1" draw:layer="layout" svg:width="16.932cm" svg:height="9.524cm" svg:x="1.059cm" svg:y="1.905cm" draw:page-number="26" presentation:class="page"/>
          <draw:frame draw:name="Google Shape;227;g4ec1332a0a_0_25:notes" presentation:style-name="pr3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the LIKE Operator" draw:style-name="dp3" draw:master-page-name="TITLE_5f_AND_5f_BODY" presentation:presentation-page-layout-name="AL2T1">
        <office:forms form:automatic-focus="false" form:apply-design-mode="false"/>
        <draw:frame draw:name="Google Shape;235;p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I</text:span><text:span text:style-name="T4">K</text:span><text:span text:style-name="T4">E</text:span><text:span text:style-name="T4">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/text:p>
          </draw:text-box>
        </draw:frame>
        <draw:frame draw:name="Google Shape;236;p3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LIKE tests for a match against a wildcard string:</text:span></text:p>
            <text:p text:style-name="P10"><text:span text:style-name="T14"><text:tab/></text:span><text:span text:style-name="T14">%</text:span><text:span text:style-name="T14"><text:tab/></text:span><text:span text:style-name="T14"><text:tab/></text:span><text:span text:style-name="T14">matches any number of any characters</text:span></text:p>
            <text:p text:style-name="P10"><text:span text:style-name="T14"><text:tab/></text:span><text:span text:style-name="T14">_</text:span><text:span text:style-name="T14"><text:tab/></text:span><text:span text:style-name="T14"><text:tab/></text:span><text:span text:style-name="T14">(underscore) matches exactly one of any char</text:span></text:p>
            <text:p text:style-name="P10"><text:span text:style-name="T14">For example:</text:span></text:p>
            <text:p text:style-name="P10"><text:span text:style-name="T14"><text:tab/></text:span><text:span text:style-name="T25">name LIKE 'A%'</text:span><text:span text:style-name="T32"><text:tab/></text:span><text:span text:style-name="T27">matches names starting with ‘A’</text:span></text:p>
            <text:p text:style-name="P10"><text:span text:style-name="T32"><text:tab/></text:span><text:span text:style-name="T45">name LIKE '_a%'</text:span><text:span text:style-name="T27"> matches names with 2nd char ‘a’</text:span></text:p>
            <text:p text:style-name="P10"><text:span text:style-name="T32"><text:tab/></text:span><text:span text:style-name="T45">name LIKE '%ow%'</text:span><text:span text:style-name="T27"> matches names containing ‘ow’</text:span></text:p>
            <text:p text:style-name="P10"><text:span text:style-name="T27">Can be inverted by using </text:span><text:span text:style-name="T45">a NOT LIKE b</text:span></text:p>
          </draw:text-box>
        </draw:frame>
        <presentation:notes draw:style-name="dp2">
          <draw:page-thumbnail draw:name="Google Shape;232;g4ec1332a0a_0_30:notes" draw:style-name="gr1" draw:layer="layout" svg:width="16.932cm" svg:height="9.524cm" svg:x="1.059cm" svg:y="1.905cm" draw:page-number="27" presentation:class="page"/>
          <draw:frame draw:name="Google Shape;233;g4ec1332a0a_0_30:notes" presentation:style-name="pr3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7" draw:master-page-name="TITLE_5f_AND_5f_BODY" presentation:presentation-page-layout-name="AL2T1">
        <office:forms form:automatic-focus="false" form:apply-design-mode="false"/>
        <draw:frame draw:name="Google Shape;241;p4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s</text:span><text:span text:style-name="T4">e</text:span><text:span text:style-name="T4">:</text:span></text:p>
          </draw:text-box>
        </draw:frame>
        <draw:frame draw:name="Google Shape;242;p4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7"><text:span text:style-name="T14">Which customers are from Norway?</text:span></text:p>
              </text:list-item>
              <text:list-item>
                <text:p text:style-name="P7"><text:span text:style-name="T14">Which rooms can accommodate more than two people?</text:span></text:p>
              </text:list-item>
              <text:list-item>
                <text:p text:style-name="P7"><text:span text:style-name="T14">Which invoices are dated after one month ago?</text:span></text:p>
              </text:list-item>
              <text:list-item>
                <text:p text:style-name="P7"><text:span text:style-name="T14">How would last month's invoices change if we gave a </text:span><text:span text:style-name="T14">discount of 15%.</text:span></text:p>
              </text:list-item>
              <text:list-item>
                <text:p text:style-name="P7"><text:span text:style-name="T14">List all customers whose second name starts with 'M' </text:span><text:span text:style-name="T14">(hint: there's a space before second name)</text:span></text:p>
              </text:list-item>
            </text:list>
          </draw:text-box>
        </draw:frame>
        <presentation:notes draw:style-name="dp2">
          <draw:page-thumbnail draw:name="Google Shape;238;g4ec1332a0a_0_35:notes" draw:style-name="gr1" draw:layer="layout" svg:width="16.932cm" svg:height="9.524cm" svg:x="1.059cm" svg:y="1.905cm" draw:page-number="28" presentation:class="page"/>
          <draw:frame draw:name="Google Shape;239;g4ec1332a0a_0_35:notes" presentation:style-name="pr3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SQL Functions" draw:style-name="dp3" draw:master-page-name="TITLE_5f_AND_5f_BODY" presentation:presentation-page-layout-name="AL2T1">
        <office:forms form:automatic-focus="false" form:apply-design-mode="false"/>
        <draw:frame draw:name="Google Shape;247;p4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S</text:span><text:span text:style-name="T4">Q</text:span><text:span text:style-name="T4">L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/text:p>
          </draw:text-box>
        </draw:frame>
        <draw:frame draw:name="Google Shape;248;p4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You can modify column values using functions in SQL:</text:span></text:p>
            <text:p text:style-name="P10"><text:span text:style-name="T41"/></text:p>
            <text:p text:style-name="P10"><text:span text:style-name="T41"/></text:p>
            <text:p text:style-name="P10"><text:span text:style-name="T41"/></text:p>
            <text:p text:style-name="P10"><text:span text:style-name="T41"/></text:p>
            <text:p text:style-name="P10"><text:span text:style-name="T41"/></text:p>
            <text:p text:style-name="P10"><text:span text:style-name="T14">This also uses a column alias (namelen) to give the query a </text:span><text:span text:style-name="T14">meaningful column heading.</text:span></text:p>
            <text:p text:style-name="P10"><text:span text:style-name="T14">There are functions that operate on all the different </text:span><text:span text:style-name="T14">datatypes.</text:span></text:p>
            <text:p text:style-name="P10"><text:span text:style-name="T46"/></text:p>
            <text:p text:style-name="P10"><text:span text:style-name="T46">(Also see: https://www.postgresql.org/docs/12/static/functions-string.html)</text:span></text:p>
          </draw:text-box>
        </draw:frame>
        <draw:custom-shape draw:name="Google Shape;249;p41" draw:style-name="gr11" draw:text-style-name="P17" draw:layer="layout" svg:width="23.16cm" svg:height="2.592cm" svg:x="1.192cm" svg:y="4.701cm">
          <text:p text:style-name="P25"><text:span text:style-name="T47">SEL</text:span><text:span text:style-name="T47">ECT </text:span><text:span text:style-name="T47">nam</text:span><text:span text:style-name="T47">e, </text:span><text:span text:style-name="T47">len</text:span><text:span text:style-name="T47">gth</text:span><text:span text:style-name="T47">(na</text:span><text:span text:style-name="T47">me) </text:span><text:span text:style-name="T47">AS </text:span><text:span text:style-name="T47">nam</text:span><text:span text:style-name="T47">ele</text:span><text:span text:style-name="T47">n, </text:span><text:span text:style-name="T47">upp</text:span><text:span text:style-name="T47">er(</text:span><text:span text:style-name="T47">ema</text:span><text:span text:style-name="T47">il)</text:span></text:p>
          <text:p text:style-name="P25"><text:span text:style-name="T47"><text:s text:c="4"/></text:span><text:span text:style-name="T47"><text:s/></text:span><text:span text:style-name="T47">FRO</text:span><text:span text:style-name="T47">M </text:span><text:span text:style-name="T47">cus</text:span><text:span text:style-name="T47">tom</text:span><text:span text:style-name="T47">ers</text:span><text:span text:style-name="T47">;</text:span></text:p>
          <text:p text:style-name="P19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4;g443ab3c1b0_0_5:notes" draw:style-name="gr1" draw:layer="layout" svg:width="16.932cm" svg:height="9.524cm" svg:x="1.059cm" svg:y="1.905cm" draw:page-number="29" presentation:class="page"/>
          <draw:frame draw:name="Google Shape;245;g443ab3c1b0_0_5:notes" presentation:style-name="pr3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Function Examples" draw:style-name="dp3" draw:master-page-name="TITLE_5f_AND_5f_BODY" presentation:presentation-page-layout-name="AL2T1">
        <office:forms form:automatic-focus="false" form:apply-design-mode="false"/>
        <draw:frame draw:name="Google Shape;254;p4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M</text:span><text:span text:style-name="T4">o</text:span><text:span text:style-name="T4">r</text:span><text:span text:style-name="T4">e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s</text:span></text:p>
          </draw:text-box>
        </draw:frame>
        <draw:frame draw:name="Google Shape;255;p4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List customers from Manchester, UK: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>List room rates after VAT increases to 23.5% (from 20%)</text:span></text:p>
          </draw:text-box>
        </draw:frame>
        <draw:custom-shape draw:name="Google Shape;256;p42" draw:style-name="gr12" draw:text-style-name="P23" draw:layer="layout" svg:width="23.16cm" svg:height="3.5cm" svg:x="1.192cm" svg:y="4.8cm">
          <text:p text:style-name="P22"><text:span text:style-name="T29">SEL</text:span><text:span text:style-name="T29">ECT </text:span><text:span text:style-name="T29">* </text:span><text:span text:style-name="T29">FRO</text:span><text:span text:style-name="T29">M </text:span><text:span text:style-name="T29">cus</text:span><text:span text:style-name="T29">tom</text:span><text:span text:style-name="T29">ers</text:span></text:p>
          <text:p text:style-name="P22"><text:span text:style-name="T29"><text:s text:c="3"/></text:span><text:span text:style-name="T29">WHE</text:span><text:span text:style-name="T29">RE </text:span><text:span text:style-name="T29">low</text:span><text:span text:style-name="T29">er(</text:span><text:span text:style-name="T29">cou</text:span><text:span text:style-name="T29">ntr</text:span><text:span text:style-name="T29">y) </text:span><text:span text:style-name="T29">= </text:span><text:span text:style-name="T29">'uk</text:span><text:span text:style-name="T29">'</text:span></text:p>
          <text:p text:style-name="P22"><text:span text:style-name="T29"><text:s text:c="4"/></text:span><text:span text:style-name="T29"><text:s/></text:span><text:span text:style-name="T29">AND </text:span><text:span text:style-name="T29">cit</text:span><text:span text:style-name="T29">y = </text:span><text:span text:style-name="T29">'Ma</text:span><text:span text:style-name="T29">nch</text:span><text:span text:style-name="T29">est</text:span><text:span text:style-name="T29">er'</text:span><text:span text:style-name="T29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42" draw:style-name="gr13" draw:text-style-name="P23" draw:layer="layout" svg:width="23.16cm" svg:height="3.662cm" svg:x="1.192cm" svg:y="9.338cm">
          <text:p text:style-name="P22"><text:span text:style-name="T29">SEL</text:span><text:span text:style-name="T29">ECT </text:span><text:span text:style-name="T29">roo</text:span><text:span text:style-name="T29">m_n</text:span><text:span text:style-name="T29">o, </text:span><text:span text:style-name="T29">roo</text:span><text:span text:style-name="T29">m_t</text:span><text:span text:style-name="T29">ype</text:span><text:span text:style-name="T29">, </text:span><text:span text:style-name="T29">rat</text:span><text:span text:style-name="T29">e </text:span><text:span text:style-name="T29">AS </text:span><text:span text:style-name="T29">old</text:span><text:span text:style-name="T29">_ra</text:span><text:span text:style-name="T29">te,</text:span></text:p>
          <text:p text:style-name="P22"><text:span text:style-name="T29"><text:s text:c="2"/></text:span><text:span text:style-name="T29">rou</text:span><text:span text:style-name="T29">nd(</text:span><text:span text:style-name="T29">rat</text:span><text:span text:style-name="T29">e * </text:span><text:span text:style-name="T29">5/6 </text:span><text:span text:style-name="T29">* </text:span><text:span text:style-name="T29">123</text:span><text:span text:style-name="T29">.5/</text:span><text:span text:style-name="T29">100</text:span><text:span text:style-name="T29">) </text:span><text:span text:style-name="T29">AS </text:span><text:span text:style-name="T29">new</text:span><text:span text:style-name="T29">_ra</text:span><text:span text:style-name="T29">te</text:span></text:p>
          <text:p text:style-name="P22"><text:span text:style-name="T29"><text:s text:c="2"/></text:span><text:span text:style-name="T29">FRO</text:span><text:span text:style-name="T29">M </text:span><text:span text:style-name="T29">roo</text:span><text:span text:style-name="T29">ms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1;g443ab3c1b0_0_11:notes" draw:style-name="gr1" draw:layer="layout" svg:width="16.932cm" svg:height="9.524cm" svg:x="1.059cm" svg:y="1.905cm" draw:page-number="30" presentation:class="page"/>
          <draw:frame draw:name="Google Shape;252;g443ab3c1b0_0_11:notes" presentation:style-name="pr3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e and Time in SQL" draw:style-name="dp3" draw:master-page-name="TITLE_5f_AND_5f_BODY" presentation:presentation-page-layout-name="AL2T1">
        <office:forms form:automatic-focus="false" form:apply-design-mode="false"/>
        <draw:frame draw:name="Google Shape;262;p4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D</text:span><text:span text:style-name="T4">a</text:span><text:span text:style-name="T4">t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i</text:span><text:span text:style-name="T4">m</text:span><text:span text:style-name="T4">e</text:span><text:span text:style-name="T4"> </text:span><text:span text:style-name="T4">i</text:span><text:span text:style-name="T4">n</text:span><text:span text:style-name="T4"> </text:span><text:span text:style-name="T4">S</text:span><text:span text:style-name="T4">Q</text:span><text:span text:style-name="T4">L</text:span></text:p>
          </draw:text-box>
        </draw:frame>
        <draw:frame draw:name="Google Shape;263;p4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In SQL dates and times are held in an internal format but </text:span><text:span text:style-name="T14">represented externally as strings </text:span></text:p>
            <text:p text:style-name="P10"><text:span text:style-name="T14">Text date format: 'YYYY-MM-DD' (e.g. '2018-07-21')</text:span></text:p>
            <text:p text:style-name="P10"><text:span text:style-name="T14">Time format:</text:span><text:span text:style-name="T14"><text:tab/></text:span><text:span text:style-name="T14"><text:tab/></text:span><text:span text:style-name="T14"> 'HH:mm:SS.ddd' (e.g. '14:32')</text:span></text:p>
            <text:p text:style-name="P10"><text:span text:style-name="T14">Date/Time format: 'YYYY-MM-DD HH:mm:SS.ddd'</text:span></text:p>
            <text:p text:style-name="P10"><text:span text:style-name="T14"><text:tab/></text:span><text:span text:style-name="T14"><text:tab/></text:span><text:span text:style-name="T14">(e.g. '2018-07-21 15:26:04')</text:span></text:p>
          </draw:text-box>
        </draw:frame>
        <presentation:notes draw:style-name="dp2">
          <draw:page-thumbnail draw:name="Google Shape;259;g443ab3c1b0_0_18:notes" draw:style-name="gr1" draw:layer="layout" svg:width="16.932cm" svg:height="9.524cm" svg:x="1.059cm" svg:y="1.905cm" draw:page-number="31" presentation:class="page"/>
          <draw:frame draw:name="Google Shape;260;g443ab3c1b0_0_18:notes" presentation:style-name="pr3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e and Time Arithmetic" draw:style-name="dp3" draw:master-page-name="TITLE_5f_AND_5f_BODY" presentation:presentation-page-layout-name="AL2T1">
        <office:forms form:automatic-focus="false" form:apply-design-mode="false"/>
        <draw:frame draw:name="Google Shape;268;p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D</text:span><text:span text:style-name="T4">a</text:span><text:span text:style-name="T4">t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i</text:span><text:span text:style-name="T4">m</text:span><text:span text:style-name="T4">e</text:span><text:span text:style-name="T4"> </text:span><text:span text:style-name="T4">A</text:span><text:span text:style-name="T4">r</text:span><text:span text:style-name="T4">i</text:span><text:span text:style-name="T4">t</text:span><text:span text:style-name="T4">h</text:span><text:span text:style-name="T4">m</text:span><text:span text:style-name="T4">e</text:span><text:span text:style-name="T4">t</text:span><text:span text:style-name="T4">i</text:span><text:span text:style-name="T4">c</text:span></text:p>
          </draw:text-box>
        </draw:frame>
        <draw:frame draw:name="Google Shape;269;p4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6">You can perform arithmetic on dates/times, for example:</text:span></text:p>
            <text:p text:style-name="P10"><text:span text:style-name="T16"/></text:p>
            <text:p text:style-name="P10"><text:span text:style-name="T16"/></text:p>
            <text:p text:style-name="P10"><text:span text:style-name="T14"/></text:p>
            <text:p text:style-name="P10"><text:span text:style-name="T14"/></text:p>
            <text:p text:style-name="P10"><text:span text:style-name="T16">Returns details of all reservations that are checking out tomorrow.</text:span></text:p>
            <text:p text:style-name="P10"><text:span text:style-name="T20"/></text:p>
            <text:p text:style-name="P10"><text:span text:style-name="T16">There are many date/time functions - see the documentation</text:span></text:p>
            <text:p text:style-name="P10"><text:span text:style-name="T49">(e.g. https://www.postgresql.org/docs/12/static/functions-datetime.html)</text:span></text:p>
            <text:p text:style-name="P10"><text:span text:style-name="T16"/></text:p>
          </draw:text-box>
        </draw:frame>
        <draw:custom-shape draw:name="Google Shape;270;p44" draw:style-name="gr11" draw:text-style-name="P17" draw:layer="layout" svg:width="23.16cm" svg:height="4.431cm" svg:x="1.12cm" svg:y="4.579cm">
          <text:p text:style-name="P19"><text:span text:style-name="T33">SEL</text:span><text:span text:style-name="T33">ECT </text:span><text:span text:style-name="T33">cus</text:span><text:span text:style-name="T33">t_i</text:span><text:span text:style-name="T33">d, </text:span><text:span text:style-name="T33">roo</text:span><text:span text:style-name="T33">m_n</text:span><text:span text:style-name="T33">o, </text:span><text:span text:style-name="T33">che</text:span><text:span text:style-name="T33">cki</text:span><text:span text:style-name="T33">n_d</text:span><text:span text:style-name="T33">ate</text:span><text:span text:style-name="T33">,</text:span></text:p>
          <text:p text:style-name="P19"><text:span text:style-name="T33"><text:s text:c="2"/></text:span><text:span text:style-name="T33">che</text:span><text:span text:style-name="T33">cko</text:span><text:span text:style-name="T33">ut_</text:span><text:span text:style-name="T33">dat</text:span><text:span text:style-name="T33">e - </text:span><text:span text:style-name="T33">che</text:span><text:span text:style-name="T33">cki</text:span><text:span text:style-name="T33">n_d</text:span><text:span text:style-name="T33">ate </text:span><text:span text:style-name="T33">AS </text:span><text:span text:style-name="T33">nig</text:span><text:span text:style-name="T33">hts</text:span></text:p>
          <text:p text:style-name="P19"><text:span text:style-name="T33"><text:s text:c="2"/></text:span><text:span text:style-name="T33">FRO</text:span><text:span text:style-name="T33">M </text:span><text:span text:style-name="T33">res</text:span><text:span text:style-name="T33">erv</text:span><text:span text:style-name="T33">ati</text:span><text:span text:style-name="T33">ons</text:span></text:p>
          <text:p text:style-name="P19"><text:span text:style-name="T33"><text:s text:c="2"/></text:span><text:span text:style-name="T33">WHE</text:span><text:span text:style-name="T33">RE </text:span><text:span text:style-name="T33">che</text:span><text:span text:style-name="T33">cko</text:span><text:span text:style-name="T33">ut_</text:span><text:span text:style-name="T33">dat</text:span><text:span text:style-name="T33">e = </text:span><text:span text:style-name="T33">cur</text:span><text:span text:style-name="T33">ren</text:span><text:span text:style-name="T33">t_d</text:span><text:span text:style-name="T33">ate </text:span><text:span text:style-name="T33">+ </text:span><text:span text:style-name="T33">1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5;g443ab3c1b0_0_23:notes" draw:style-name="gr1" draw:layer="layout" svg:width="16.932cm" svg:height="9.524cm" svg:x="1.059cm" svg:y="1.905cm" draw:page-number="32" presentation:class="page"/>
          <draw:frame draw:name="Google Shape;266;g443ab3c1b0_0_23:notes" presentation:style-name="pr3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 Using Dates" draw:style-name="dp8" draw:master-page-name="TITLE_5f_AND_5f_BODY" presentation:presentation-page-layout-name="AL2T1">
        <office:forms form:automatic-focus="false" form:apply-design-mode="false"/>
        <draw:frame draw:name="Google Shape;275;p4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s</text:span><text:span text:style-name="T4">e</text:span><text:span text:style-name="T4">:</text:span><text:span text:style-name="T4">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D</text:span><text:span text:style-name="T4">a</text:span><text:span text:style-name="T4">t</text:span><text:span text:style-name="T4">e</text:span><text:span text:style-name="T4">s</text:span></text:p>
          </draw:text-box>
        </draw:frame>
        <draw:frame draw:name="Google Shape;276;p45" presentation:style-name="pr5" draw:text-style-name="P8" draw:layer="layout" svg:width="23.667cm" svg:height="9.489cm" svg:x="1.059cm" svg:y="3.201cm" presentation:class="outline" presentation:user-transformed="true">
          <draw:text-box>
            <text:list text:style-name="L8">
              <text:list-item>
                <text:p text:style-name="P7"><text:span text:style-name="T14">Write a query to check that all booking dates are before </text:span><text:span text:style-name="T14">their checkin dates</text:span></text:p>
              </text:list-item>
              <text:list-item>
                <text:p text:style-name="P7"><text:span text:style-name="T14">We plan to offer a discount of 10% on all Premier and </text:span><text:span text:style-name="T14">Premier Plus rooms next month. How much would we </text:span><text:span text:style-name="T14">gain on each room if occupancy rose by 5 nights over the </text:span><text:span text:style-name="T14">month.</text:span></text:p>
              </text:list-item>
              <text:list-item>
                <text:p text:style-name="P7"><text:span text:style-name="T14">List all reservations for this month and the number of </text:span><text:span text:style-name="T14">nights booked.</text:span></text:p>
              </text:list-item>
            </text:list>
          </draw:text-box>
        </draw:frame>
        <presentation:notes draw:style-name="dp2">
          <draw:page-thumbnail draw:name="Google Shape;272;g443ab3c1b0_0_29:notes" draw:style-name="gr1" draw:layer="layout" svg:width="16.932cm" svg:height="9.524cm" svg:x="1.059cm" svg:y="1.905cm" draw:page-number="33" presentation:class="page"/>
          <draw:frame draw:name="Google Shape;273;g443ab3c1b0_0_29:notes" presentation:style-name="pr3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iminating Duplicates" draw:style-name="dp3" draw:master-page-name="TITLE_5f_AND_5f_BODY" presentation:presentation-page-layout-name="AL2T1">
        <office:forms form:automatic-focus="false" form:apply-design-mode="false"/>
        <draw:frame draw:name="Google Shape;281;p4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l</text:span><text:span text:style-name="T4">i</text:span><text:span text:style-name="T4">m</text:span><text:span text:style-name="T4">i</text:span><text:span text:style-name="T4">n</text:span><text:span text:style-name="T4">a</text:span><text:span text:style-name="T4">t</text:span><text:span text:style-name="T4">i</text:span><text:span text:style-name="T4">n</text:span><text:span text:style-name="T4">g</text:span><text:span text:style-name="T4"> </text:span><text:span text:style-name="T4">D</text:span><text:span text:style-name="T4">u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e</text:span><text:span text:style-name="T4">s</text:span></text:p>
          </draw:text-box>
        </draw:frame>
        <draw:frame draw:name="Google Shape;282;p4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“</text:span><text:span text:style-name="T14">Which nationalities visit our hotel?”:</text:span></text:p>
            <text:p text:style-name="P10"><text:span text:style-name="T14"/></text:p>
            <text:p text:style-name="P10"><text:span text:style-name="T14">How many entries do you see for each country?</text:span></text:p>
            <text:p text:style-name="P10"><text:span text:style-name="T14"/></text:p>
            <text:p text:style-name="P10"><text:span text:style-name="T14">To see each country only once, use DISTINCT:</text:span></text:p>
            <text:p text:style-name="P10"><text:span text:style-name="T14"/></text:p>
            <text:p text:style-name="P10"><text:span text:style-name="T5"/></text:p>
          </draw:text-box>
        </draw:frame>
        <draw:custom-shape draw:name="Google Shape;283;p46" draw:style-name="gr14" draw:text-style-name="P23" draw:layer="layout" svg:width="21.341cm" svg:height="1.473cm" svg:x="2.029cm" svg:y="4.627cm">
          <text:p text:style-name="P22"><text:span text:style-name="T29">SEL</text:span><text:span text:style-name="T29">ECT </text:span><text:span text:style-name="T29">cou</text:span><text:span text:style-name="T29">ntr</text:span><text:span text:style-name="T29">y </text:span><text:span text:style-name="T29">FRO</text:span><text:span text:style-name="T29">M </text:span><text:span text:style-name="T29">cus</text:span><text:span text:style-name="T29">tom</text:span><text:span text:style-name="T29">ers</text:span><text:span text:style-name="T29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46" draw:style-name="gr15" draw:text-style-name="P23" draw:layer="layout" svg:width="21.341cm" svg:height="1.521cm" svg:x="2.029cm" svg:y="9.379cm">
          <text:p text:style-name="P22"><text:span text:style-name="T29">SEL</text:span><text:span text:style-name="T29">ECT </text:span><text:span text:style-name="T29">DIS</text:span><text:span text:style-name="T29">TIN</text:span><text:span text:style-name="T29">CT </text:span><text:span text:style-name="T29">cou</text:span><text:span text:style-name="T29">ntr</text:span><text:span text:style-name="T29">y </text:span><text:span text:style-name="T29">FRO</text:span><text:span text:style-name="T29">M </text:span><text:span text:style-name="T29">cus</text:span><text:span text:style-name="T29">tom</text:span><text:span text:style-name="T29">ers</text:span><text:span text:style-name="T29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8;g3d8dd1f348_0_76:notes" draw:style-name="gr1" draw:layer="layout" svg:width="16.932cm" svg:height="9.524cm" svg:x="1.059cm" svg:y="1.905cm" draw:page-number="34" presentation:class="page"/>
          <draw:frame draw:name="Google Shape;279;g3d8dd1f348_0_76:notes" presentation:style-name="pr3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dering the Returned Rows" draw:style-name="dp3" draw:master-page-name="TITLE_5f_AND_5f_BODY" presentation:presentation-page-layout-name="AL2T1">
        <office:forms form:automatic-focus="false" form:apply-design-mode="false"/>
        <draw:frame draw:name="Google Shape;289;p4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O</text:span><text:span text:style-name="T4">r</text:span><text:span text:style-name="T4">d</text:span><text:span text:style-name="T4">e</text:span><text:span text:style-name="T4">r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e</text:span><text:span text:style-name="T4">d</text:span><text:span text:style-name="T4"> </text:span><text:span text:style-name="T4">R</text:span><text:span text:style-name="T4">o</text:span><text:span text:style-name="T4">w</text:span><text:span text:style-name="T4">s</text:span></text:p>
          </draw:text-box>
        </draw:frame>
        <draw:frame draw:name="Google Shape;290;p4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If you want to see data in a specific order: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14">You can add ASC (default) or DESC after each column name </text:span><text:span text:style-name="T14">in the ORDER BY clause to control direction. For example:</text:span></text:p>
            <text:p text:style-name="P10"><text:span text:style-name="T14"/></text:p>
            <text:p text:style-name="P10"><text:span text:style-name="T5"/></text:p>
          </draw:text-box>
        </draw:frame>
        <draw:custom-shape draw:name="Google Shape;291;p47" draw:style-name="gr16" draw:text-style-name="P23" draw:layer="layout" svg:width="21.341cm" svg:height="3.691cm" svg:x="2.424cm" svg:y="4.709cm">
          <text:p text:style-name="P22"><text:span text:style-name="T29">SEL</text:span><text:span text:style-name="T29">ECT </text:span><text:span text:style-name="T29">id, </text:span><text:span text:style-name="T29">nam</text:span><text:span text:style-name="T29">e, </text:span><text:span text:style-name="T29">pho</text:span><text:span text:style-name="T29">ne, </text:span><text:span text:style-name="T29">ema</text:span><text:span text:style-name="T29">il, </text:span><text:span text:style-name="T29">cou</text:span><text:span text:style-name="T29">ntr</text:span><text:span text:style-name="T29">y</text:span></text:p>
          <text:p text:style-name="P22"><text:span text:style-name="T29"><text:s text:c="3"/></text:span><text:span text:style-name="T29">FRO</text:span><text:span text:style-name="T29">M </text:span><text:span text:style-name="T29">cus</text:span><text:span text:style-name="T29">tom</text:span><text:span text:style-name="T29">ers</text:span></text:p>
          <text:p text:style-name="P22"><text:span text:style-name="T29"><text:s text:c="3"/></text:span><text:span text:style-name="T29">ORD</text:span><text:span text:style-name="T29">ER </text:span><text:span text:style-name="T29">BY </text:span><text:span text:style-name="T29">cou</text:span><text:span text:style-name="T29">ntr</text:span><text:span text:style-name="T29">y, </text:span><text:span text:style-name="T29">nam</text:span><text:span text:style-name="T29">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47" draw:style-name="gr17" draw:text-style-name="P23" draw:layer="layout" svg:width="21.341cm" svg:height="2.541cm" svg:x="2.424cm" svg:y="11.059cm">
          <text:p text:style-name="P22"><text:span text:style-name="T29">SEL</text:span><text:span text:style-name="T29">ECT </text:span><text:span text:style-name="T29">* </text:span><text:span text:style-name="T29">FRO</text:span><text:span text:style-name="T29">M </text:span><text:span text:style-name="T29">roo</text:span><text:span text:style-name="T29">ms</text:span></text:p>
          <text:p text:style-name="P22"><text:span text:style-name="T29"><text:s text:c="3"/></text:span><text:span text:style-name="T29">ORD</text:span><text:span text:style-name="T29">ER </text:span><text:span text:style-name="T29">BY </text:span><text:span text:style-name="T29">rat</text:span><text:span text:style-name="T29">e </text:span><text:span text:style-name="T29">DES</text:span><text:span text:style-name="T29">C, </text:span><text:span text:style-name="T29">roo</text:span><text:span text:style-name="T29">m_n</text:span><text:span text:style-name="T29">o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6;g3d8dd1f348_0_83:notes" draw:style-name="gr1" draw:layer="layout" svg:width="16.932cm" svg:height="9.524cm" svg:x="1.059cm" svg:y="1.905cm" draw:page-number="35" presentation:class="page"/>
          <draw:frame draw:name="Google Shape;287;g3d8dd1f348_0_83:notes" presentation:style-name="pr4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ing the Number of Rows" draw:style-name="dp3" draw:master-page-name="TITLE_5f_AND_5f_BODY" presentation:presentation-page-layout-name="AL2T1">
        <office:forms form:automatic-focus="false" form:apply-design-mode="false"/>
        <draw:frame draw:name="Google Shape;297;p4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L</text:span><text:span text:style-name="T4">i</text:span><text:span text:style-name="T4">m</text:span><text:span text:style-name="T4">i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 </text:span><text:span text:style-name="T4">o</text:span><text:span text:style-name="T4">f</text:span><text:span text:style-name="T4"> </text:span><text:span text:style-name="T4">R</text:span><text:span text:style-name="T4">o</text:span><text:span text:style-name="T4">w</text:span><text:span text:style-name="T4">s</text:span></text:p>
          </draw:text-box>
        </draw:frame>
        <draw:frame draw:name="Google Shape;298;p4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You can limit the number of rows returned: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>Not normally used without ORDER BY</text:span></text:p>
            <text:p text:style-name="P10"><text:span text:style-name="T50"/></text:p>
            <text:p text:style-name="P10"><text:span text:style-name="T14">Not all versions of SQL support LIMIT, some use TOP while </text:span><text:span text:style-name="T14">Oracle uses ROWNUM.</text:span></text:p>
            <text:p text:style-name="P10"><text:span text:style-name="T14"><text:s/></text:span></text:p>
          </draw:text-box>
        </draw:frame>
        <draw:custom-shape draw:name="Google Shape;299;p48" draw:style-name="gr11" draw:text-style-name="P26" draw:layer="layout" svg:width="21.341cm" svg:height="4.727cm" svg:x="2.424cm" svg:y="4.601cm">
          <text:p text:style-name="P22"><text:span text:style-name="T29">SEL</text:span><text:span text:style-name="T29">ECT </text:span><text:span text:style-name="T29">id, </text:span><text:span text:style-name="T29">nam</text:span><text:span text:style-name="T29">e, </text:span><text:span text:style-name="T29">pho</text:span><text:span text:style-name="T29">ne, </text:span><text:span text:style-name="T29">ema</text:span><text:span text:style-name="T29">il, </text:span><text:span text:style-name="T29">cou</text:span><text:span text:style-name="T29">ntr</text:span><text:span text:style-name="T29">y</text:span></text:p>
          <text:p text:style-name="P22"><text:span text:style-name="T29"><text:s text:c="3"/></text:span><text:span text:style-name="T29">FRO</text:span><text:span text:style-name="T29">M </text:span><text:span text:style-name="T29">cus</text:span><text:span text:style-name="T29">tom</text:span><text:span text:style-name="T29">ers</text:span></text:p>
          <text:p text:style-name="P22"><text:span text:style-name="T29"><text:s text:c="3"/></text:span><text:span text:style-name="T29">ORD</text:span><text:span text:style-name="T29">ER </text:span><text:span text:style-name="T29">BY </text:span><text:span text:style-name="T29">cou</text:span><text:span text:style-name="T29">ntr</text:span><text:span text:style-name="T29">y, </text:span><text:span text:style-name="T29">nam</text:span><text:span text:style-name="T29">e</text:span></text:p>
          <text:p text:style-name="P22"><text:span text:style-name="T29"><text:s text:c="3"/></text:span><text:span text:style-name="T29">LIM</text:span><text:span text:style-name="T29">IT </text:span><text:span text:style-name="T29">20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4;g3d8dd1f348_0_94:notes" draw:style-name="gr1" draw:layer="layout" svg:width="16.932cm" svg:height="9.524cm" svg:x="1.059cm" svg:y="1.905cm" draw:page-number="36" presentation:class="page"/>
          <draw:frame draw:name="Google Shape;295;g3d8dd1f348_0_94:notes" presentation:style-name="pr4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9" draw:master-page-name="TITLE_5f_AND_5f_BODY" presentation:presentation-page-layout-name="AL2T1">
        <office:forms form:automatic-focus="false" form:apply-design-mode="false"/>
        <draw:frame draw:name="Google Shape;304;p4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s</text:span><text:span text:style-name="T4">e</text:span><text:span text:style-name="T4">:</text:span></text:p>
          </draw:text-box>
        </draw:frame>
        <draw:frame draw:name="Google Shape;305;p4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7"><text:span text:style-name="T14">List the different room types and rates for all rooms </text:span><text:span text:style-name="T14">avoiding duplicates</text:span></text:p>
              </text:list-item>
              <text:list-item>
                <text:p text:style-name="P7"><text:span text:style-name="T14">List customers’ name, address and phone in alphabetic </text:span><text:span text:style-name="T14">order of names</text:span></text:p>
              </text:list-item>
              <text:list-item>
                <text:p text:style-name="P7"><text:span text:style-name="T14">List guests' name, address, city and country in ascending </text:span><text:span text:style-name="T14">country then reverse city order</text:span></text:p>
              </text:list-item>
              <text:list-item>
                <text:p text:style-name="P7"><text:span text:style-name="T14">List the room no., type and cost of staying 5 nights in </text:span><text:span text:style-name="T14">each of the top 10 most expensive rooms</text:span></text:p>
              </text:list-item>
            </text:list>
            <text:p text:style-name="P27"><text:span text:style-name="T14"/></text:p>
          </draw:text-box>
        </draw:frame>
        <presentation:notes draw:style-name="dp2">
          <draw:page-thumbnail draw:name="Google Shape;301;g3d8dd1f348_0_89:notes" draw:style-name="gr1" draw:layer="layout" svg:width="16.932cm" svg:height="9.524cm" svg:x="1.059cm" svg:y="1.905cm" draw:page-number="37" presentation:class="page"/>
          <draw:frame draw:name="Google Shape;302;g3d8dd1f348_0_89:notes" presentation:style-name="pr4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ting Data Into a Table" draw:style-name="dp3" draw:master-page-name="TITLE_5f_AND_5f_BODY" presentation:presentation-page-layout-name="AL2T1">
        <office:forms form:automatic-focus="false" form:apply-design-mode="false"/>
        <draw:frame draw:name="Google Shape;310;p5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I</text:span><text:span text:style-name="T4">n</text:span><text:span text:style-name="T4">s</text:span><text:span text:style-name="T4">e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I</text:span><text:span text:style-name="T4">n</text:span><text:span text:style-name="T4">t</text:span><text:span text:style-name="T4">o</text:span><text:span text:style-name="T4"> </text:span><text:span text:style-name="T4">a</text:span><text:span text:style-name="T4"> </text:span><text:span text:style-name="T4">T</text:span><text:span text:style-name="T4">a</text:span><text:span text:style-name="T4">b</text:span><text:span text:style-name="T4">l</text:span><text:span text:style-name="T4">e</text:span></text:p>
          </draw:text-box>
        </draw:frame>
        <draw:frame draw:name="Google Shape;311;p5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We can use a simple INSERT command in SQL:</text:span></text:p>
            <text:p text:style-name="P10"><text:span text:style-name="T14"/></text:p>
            <text:p text:style-name="P10"><text:span text:style-name="T14"/></text:p>
            <text:p text:style-name="P10"><text:span text:style-name="T14">Each such INSERT command adds one row to the specified </text:span><text:span text:style-name="T14">table. Some dialects of SQL allow multiple row inserts in the </text:span><text:span text:style-name="T14">same command, for example:</text:span></text:p>
            <text:p text:style-name="P10"><text:span text:style-name="T14"/></text:p>
          </draw:text-box>
        </draw:frame>
        <draw:custom-shape draw:name="Google Shape;312;p50" draw:style-name="gr4" draw:text-style-name="P17" draw:layer="layout" svg:width="23.562cm" svg:height="2.134cm" svg:x="0.919cm" svg:y="4.571cm">
          <text:p text:style-name="P14"><text:span text:style-name="T51">INSE</text:span><text:span text:style-name="T51">RT </text:span><text:span text:style-name="T51">INTO </text:span><text:span text:style-name="T51">invo</text:span><text:span text:style-name="T51">ices </text:span><text:span text:style-name="T51">(res</text:span><text:span text:style-name="T51">_id, </text:span><text:span text:style-name="T51">tota</text:span><text:span text:style-name="T51">l, </text:span><text:span text:style-name="T51">invo</text:span><text:span text:style-name="T51">ice_</text:span><text:span text:style-name="T51">date</text:span><text:span text:style-name="T51">)</text:span></text:p>
          <text:p text:style-name="P14"><text:span text:style-name="T51"><text:s text:c="2"/></text:span><text:span text:style-name="T51">VALU</text:span><text:span text:style-name="T51">ES </text:span><text:span text:style-name="T51">(92, </text:span><text:span text:style-name="T51">73.5</text:span><text:span text:style-name="T51">0, </text:span><text:span text:style-name="T51">curr</text:span><text:span text:style-name="T51">ent_</text:span><text:span text:style-name="T51">date</text:span><text:span text:style-name="T51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50" draw:style-name="gr4" draw:text-style-name="P17" draw:layer="layout" svg:width="23.562cm" svg:height="2.806cm" svg:x="0.866cm" svg:y="10.665cm">
          <text:p text:style-name="P14"><text:span text:style-name="T51">INSE</text:span><text:span text:style-name="T51">RT </text:span><text:span text:style-name="T51">INTO </text:span><text:span text:style-name="T51">invo</text:span><text:span text:style-name="T51">ices </text:span><text:span text:style-name="T51">(res</text:span><text:span text:style-name="T51">_id, </text:span><text:span text:style-name="T51">tota</text:span><text:span text:style-name="T51">l, </text:span><text:span text:style-name="T51">invo</text:span><text:span text:style-name="T51">ice_</text:span><text:span text:style-name="T51">date</text:span><text:span text:style-name="T51">)</text:span></text:p>
          <text:p text:style-name="P14"><text:span text:style-name="T51"><text:s text:c="2"/></text:span><text:span text:style-name="T51">VALU</text:span><text:span text:style-name="T51">ES </text:span><text:span text:style-name="T51">(92, </text:span><text:span text:style-name="T51">73.5</text:span><text:span text:style-name="T51">0, </text:span><text:span text:style-name="T51">curr</text:span><text:span text:style-name="T51">ent_</text:span><text:span text:style-name="T51">date</text:span><text:span text:style-name="T51">),</text:span></text:p>
          <text:p text:style-name="P14"><text:span text:style-name="T51"><text:s text:c="5"/></text:span><text:span text:style-name="T51"><text:s text:c="4"/></text:span><text:span text:style-name="T51">(97, </text:span><text:span text:style-name="T51">132.</text:span><text:span text:style-name="T51">75, </text:span><text:span text:style-name="T51">curr</text:span><text:span text:style-name="T51">ent_</text:span><text:span text:style-name="T51">date</text:span><text:span text:style-name="T51">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7;g8c3f4a91f6_0_5:notes" draw:style-name="gr1" draw:layer="layout" svg:width="16.932cm" svg:height="9.524cm" svg:x="1.059cm" svg:y="1.905cm" draw:page-number="38" presentation:class="page"/>
          <draw:frame draw:name="Google Shape;308;g8c3f4a91f6_0_5:notes" presentation:style-name="pr4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ified INSERT Syntax" draw:style-name="dp3" draw:master-page-name="TITLE_5f_AND_5f_BODY" presentation:presentation-page-layout-name="AL2T1">
        <office:forms form:automatic-focus="false" form:apply-design-mode="false"/>
        <draw:frame draw:name="Google Shape;318;p5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S</text:span><text:span text:style-name="T4">i</text:span><text:span text:style-name="T4">m</text:span><text:span text:style-name="T4">p</text:span><text:span text:style-name="T4">l</text:span><text:span text:style-name="T4">i</text:span><text:span text:style-name="T4">f</text:span><text:span text:style-name="T4">i</text:span><text:span text:style-name="T4">e</text:span><text:span text:style-name="T4">d</text:span><text:span text:style-name="T4"> </text:span><text:span text:style-name="T4">I</text:span><text:span text:style-name="T4">N</text:span><text:span text:style-name="T4">S</text:span><text:span text:style-name="T4">E</text:span><text:span text:style-name="T4">R</text:span><text:span text:style-name="T4">T</text:span><text:span text:style-name="T4"> </text:span><text:span text:style-name="T4">S</text:span><text:span text:style-name="T4">y</text:span><text:span text:style-name="T4">n</text:span><text:span text:style-name="T4">t</text:span><text:span text:style-name="T4">a</text:span><text:span text:style-name="T4">x</text:span></text:p>
          </draw:text-box>
        </draw:frame>
        <draw:custom-shape draw:name="Google Shape;319;p51" draw:style-name="gr18" draw:text-style-name="P28" draw:layer="layout" svg:width="4.126cm" svg:height="1.055cm" svg:x="3.069cm" svg:y="3.382cm">
          <text:p text:style-name="P14"><text:span text:style-name="T10">INSER</text:span><text:span text:style-name="T10">T INTO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20;p51" draw:style-name="gr19" draw:text-style-name="P29" draw:layer="layout" svg:width="0.342cm" svg:height="0.392cm" svg:x="1.35cm" svg:y="3.7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1;p51" draw:style-name="gr18" draw:text-style-name="P28" draw:layer="layout" svg:width="3.342cm" svg:height="1.055cm" svg:x="8.524cm" svg:y="3.382cm">
          <text:p text:style-name="P14"><text:span text:style-name="T10">table name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22;p51" draw:style-name="gr18" draw:text-style-name="P28" draw:layer="layout" svg:width="1.03cm" svg:height="1.006cm" svg:x="13.207cm" svg:y="3.406cm">
          <text:p text:style-name="P14"><text:span text:style-name="T10">(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3;p51" draw:style-name="gr19" draw:text-style-name="P29" draw:layer="layout" svg:width="4.565cm" svg:height="1.429cm" svg:x="15.214cm" svg:y="4.121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324;p51" draw:style-name="gr18" draw:text-style-name="P28" draw:layer="layout" svg:width="4.126cm" svg:height="1.055cm" svg:x="15.601cm" svg:y="3.382cm">
          <text:p text:style-name="P14"><text:span text:style-name="T10">column name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25;p51" draw:style-name="gr18" draw:text-style-name="P28" draw:layer="layout" svg:width="1.03cm" svg:height="1.006cm" svg:x="20.756cm" svg:y="3.406cm">
          <text:p text:style-name="P14"><text:span text:style-name="T10">)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6;p51" draw:style-name="gr20" draw:text-style-name="P30" draw:layer="layout" svg:width="1.374cm" svg:height="0.001cm" svg:x="1.694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7;p51" draw:style-name="gr20" draw:text-style-name="P30" draw:layer="layout" svg:width="1.328cm" svg:height="0.001cm" svg:x="7.195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8;p51" draw:style-name="gr20" draw:text-style-name="P30" draw:layer="layout" svg:width="1.339cm" svg:height="0.001cm" svg:x="11.867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9;p51" draw:style-name="gr21" draw:text-style-name="P30" draw:layer="layout" svg:width="1.362cm" svg:height="0.001cm" svg:x="14.238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0;p51" draw:style-name="gr21" draw:text-style-name="P30" draw:layer="layout" svg:width="1.028cm" svg:height="0.001cm" svg:x="19.727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1;p51" draw:style-name="gr21" draw:text-style-name="P30" draw:layer="layout" svg:width="1.374cm" svg:height="0.001cm" svg:x="1.694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2;p51" draw:style-name="gr21" draw:text-style-name="P30" draw:layer="layout" svg:width="1.328cm" svg:height="0.001cm" svg:x="7.195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3;p51" draw:style-name="gr21" draw:text-style-name="P30" draw:layer="layout" svg:width="1.339cm" svg:height="0.001cm" svg:x="11.867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4;p51" draw:style-name="gr21" draw:text-style-name="P30" draw:layer="layout" svg:width="1.447cm" svg:height="0.001cm" draw:transform="rotate (-3.14159265358979) translate (19.461cm 5.5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5;p51" draw:style-name="gr19" draw:text-style-name="P29" draw:layer="layout" svg:width="1.362cm" svg:height="1.429cm" svg:x="22.49cm" svg:y="3.922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36;p51" draw:style-name="gr22" draw:text-style-name="P30" draw:layer="layout" svg:width="0.033cm" svg:height="1.458cm" svg:x="23.852cm" svg:y="4.6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7;p51" draw:style-name="gr19" draw:text-style-name="P29" draw:layer="layout" svg:width="1.362cm" svg:height="1.429cm" draw:transform="rotate (-1.5707963267949) translate (23.886cm 5.415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38;p51" draw:style-name="gr23" draw:text-style-name="P30" draw:layer="layout" svg:width="21.138cm" svg:height="0.001cm" draw:transform="rotate (-3.14159265358979) translate (23.171cm 6.7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9;p51" draw:style-name="gr19" draw:text-style-name="P29" draw:layer="layout" svg:width="1.362cm" svg:height="1.429cm" draw:transform="rotate (1.5707963267949) translate (1.316cm 8.14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40;p51" draw:style-name="gr19" draw:text-style-name="P29" draw:layer="layout" svg:width="1.362cm" svg:height="1.429cm" draw:transform="rotate (-3.14159265358979) translate (2.679cm 8.174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41;p51" draw:style-name="gr22" draw:text-style-name="P30" draw:layer="layout" svg:width="0.878cm" svg:height="0.012cm" svg:x="1.998cm" svg:y="8.1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2;p51" draw:style-name="gr18" draw:text-style-name="P28" draw:layer="layout" svg:width="2.803cm" svg:height="1.055cm" svg:x="2.877cm" svg:y="7.652cm">
          <text:p text:style-name="P14"><text:span text:style-name="T10">VALUES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43;p51" draw:style-name="gr18" draw:text-style-name="P28" draw:layer="layout" svg:width="1.03cm" svg:height="1.006cm" svg:x="7.3cm" svg:y="7.648cm">
          <text:p text:style-name="P14"><text:span text:style-name="T10">(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4;p51" draw:style-name="gr19" draw:text-style-name="P29" draw:layer="layout" svg:width="4.126cm" svg:height="1.429cm" svg:x="9.307cm" svg:y="8.363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345;p51" draw:style-name="gr18" draw:text-style-name="P28" draw:layer="layout" svg:width="3.316cm" svg:height="1.055cm" svg:x="9.693cm" svg:y="7.623cm">
          <text:p text:style-name="P14"><text:span text:style-name="T10">expression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46;p51" draw:style-name="gr18" draw:text-style-name="P28" draw:layer="layout" svg:width="1.03cm" svg:height="1.006cm" svg:x="14.848cm" svg:y="7.648cm">
          <text:p text:style-name="P14"><text:span text:style-name="T10">)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7;p51" draw:style-name="gr22" draw:text-style-name="P30" draw:layer="layout" svg:width="1.362cm" svg:height="0.001cm" svg:x="8.331cm" svg:y="8.1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8;p51" draw:style-name="gr22" draw:text-style-name="P30" draw:layer="layout" svg:width="1.837cm" svg:height="0.001cm" svg:x="13.01cm" svg:y="8.1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9;p51" draw:style-name="gr21" draw:text-style-name="P30" draw:layer="layout" svg:width="1.447cm" svg:height="0.001cm" draw:transform="rotate (-3.14159265358979) translate (13.315cm 9.7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0;p51" draw:style-name="gr22" draw:text-style-name="P30" draw:layer="layout" svg:width="1.617cm" svg:height="0.028cm" draw:transform="rotate (-3.14159265358979) translate (7.294cm 8.1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1;p51" draw:style-name="gr18" draw:text-style-name="P28" draw:layer="layout" svg:width="1.03cm" svg:height="1.006cm" svg:x="16.982cm" svg:y="4.992cm">
          <text:p text:style-name="P14"><text:span text:style-name="T10">,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2;p51" draw:style-name="gr18" draw:text-style-name="P28" draw:layer="layout" svg:width="1.03cm" svg:height="1.006cm" svg:x="10.836cm" svg:y="9.302cm">
          <text:p text:style-name="P14"><text:span text:style-name="T10">,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3;p51" draw:style-name="gr19" draw:text-style-name="P29" draw:layer="layout" svg:width="1.03cm" svg:height="1.081cm" svg:x="15.425cm" svg:y="8.186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54;p51" draw:style-name="gr23" draw:text-style-name="P30" draw:layer="layout" svg:width="0.001cm" svg:height="1.962cm" svg:x="16.456cm" svg:y="8.7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5;p51" draw:style-name="gr19" draw:text-style-name="P29" draw:layer="layout" svg:width="1.03cm" svg:height="1.081cm" draw:transform="rotate (-1.5707963267949) translate (16.481cm 10.064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g draw:name="Google Shape;356;p51">
          <draw:custom-shape draw:name="Google Shape;357;p51" draw:style-name="gr19" draw:text-style-name="P29" draw:layer="layout" svg:width="1.03cm" svg:height="1.081cm" svg:x="6.668cm" svg:y="8.151cm">
            <text:p/>
            <draw:enhanced-geometry draw:mirror-horizontal="tru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Google Shape;358;p51" draw:style-name="gr23" draw:text-style-name="P30" draw:layer="layout" svg:width="0.001cm" svg:height="1.961cm" svg:x="6.661cm" svg:y="8.69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59;p51" draw:style-name="gr19" draw:text-style-name="P29" draw:layer="layout" svg:width="1.03cm" svg:height="1.081cm" draw:transform="rotate (-1.5707963267949) translate (7.718cm 10.028cm)">
            <text:p/>
            <draw:enhanced-geometry draw:mirror-horizontal="tru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</draw:g>
        <draw:custom-shape draw:name="Google Shape;360;p51" draw:style-name="gr23" draw:text-style-name="P30" draw:layer="layout" svg:width="8.757cm" svg:height="0.035cm" svg:x="7.183cm" svg:y="11.0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1;p51" draw:style-name="gr21" draw:text-style-name="P30" draw:layer="layout" svg:width="2.315cm" svg:height="0.001cm" svg:x="15.941cm" svg:y="8.1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2;p51" draw:style-name="gr19" draw:text-style-name="P29" draw:layer="layout" svg:width="0.342cm" svg:height="0.392cm" svg:x="18.284cm" svg:y="7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3;p51" draw:style-name="gr18" draw:text-style-name="P28" draw:layer="layout" svg:width="1.03cm" svg:height="1.006cm" svg:x="10.836cm" svg:y="10.573cm">
          <text:p text:style-name="P14"><text:span text:style-name="T10">,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4;p51" draw:style-name="gr21" draw:text-style-name="P30" draw:layer="layout" svg:width="1.447cm" svg:height="0.001cm" draw:transform="rotate (-3.14159265358979) translate (13.315cm 11.0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5;p51" draw:style-name="gr23" draw:text-style-name="P30" draw:layer="layout" svg:width="1.383cm" svg:height="0.012cm" svg:x="21.787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6;p51" draw:style-name="gr19" draw:text-style-name="P29" draw:layer="layout" svg:width="1.03cm" svg:height="1.081cm" svg:x="11.76cm" svg:y="3.929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67;p51" draw:style-name="gr23" draw:text-style-name="P30" draw:layer="layout" svg:width="0.001cm" svg:height="1.09cm" svg:x="12.791cm" svg:y="4.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8;p51" draw:style-name="gr19" draw:text-style-name="P29" draw:layer="layout" svg:width="1.03cm" svg:height="1.081cm" draw:transform="rotate (-3.14159265358979) translate (13.822cm 6.102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69;p51" draw:style-name="gr19" draw:text-style-name="P29" draw:layer="layout" svg:width="1.03cm" svg:height="1.081cm" svg:x="21.972cm" svg:y="3.909cm">
          <text:p/>
          <draw:enhanced-geometry draw:mirror-horizontal="tru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70;p51" draw:style-name="gr23" draw:text-style-name="P30" draw:layer="layout" svg:width="0.001cm" svg:height="1.09cm" svg:x="21.972cm" svg:y="4.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1;p51" draw:style-name="gr19" draw:text-style-name="P29" draw:layer="layout" svg:width="1.03cm" svg:height="1.081cm" draw:transform="rotate (-3.14159265358979) translate (21.972cm 6.082cm)">
          <text:p/>
          <draw:enhanced-geometry draw:mirror-horizontal="tru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72;p51" draw:style-name="gr22" draw:text-style-name="P30" draw:layer="layout" svg:width="8.149cm" svg:height="0.019cm" draw:transform="rotate (-3.14159265358979) translate (21.45cm 6.102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315;g8c3f4a91f6_0_12:notes" draw:style-name="gr1" draw:layer="layout" svg:width="16.932cm" svg:height="9.524cm" svg:x="1.059cm" svg:y="1.905cm" draw:page-number="39" presentation:class="page"/>
          <draw:frame draw:name="Google Shape;316;g8c3f4a91f6_0_12:notes" presentation:style-name="pr4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ting Using SELECT" draw:style-name="dp3" draw:master-page-name="TITLE_5f_AND_5f_BODY" presentation:presentation-page-layout-name="AL2T1">
        <office:forms form:automatic-focus="false" form:apply-design-mode="false"/>
        <draw:frame draw:name="Google Shape;377;p5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I</text:span><text:span text:style-name="T4">n</text:span><text:span text:style-name="T4">s</text:span><text:span text:style-name="T4">e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S</text:span><text:span text:style-name="T4">E</text:span><text:span text:style-name="T4">L</text:span><text:span text:style-name="T4">E</text:span><text:span text:style-name="T4">C</text:span><text:span text:style-name="T4">T</text:span></text:p>
          </draw:text-box>
        </draw:frame>
        <draw:frame draw:name="Google Shape;378;p5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You can insert multiple rows from another table: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14">This command can be useful for restructuring data or </text:span><text:span text:style-name="T14">changing a table definition.</text:span></text:p>
          </draw:text-box>
        </draw:frame>
        <draw:custom-shape draw:name="Google Shape;379;p52" draw:style-name="gr4" draw:text-style-name="P17" draw:layer="layout" svg:width="23.562cm" svg:height="2.818cm" svg:x="0.919cm" svg:y="4.895cm">
          <text:p text:style-name="P14"><text:span text:style-name="T51">INSERT INTO invoices (res_id, total, invoice_date, paid)</text:span></text:p>
          <text:p text:style-name="P14"><text:span text:style-name="T51"><text:s text:c="2"/></text:span><text:span text:style-name="T51">AS SELECT booking_id, amount, invdate, complete</text:span></text:p>
          <text:p text:style-name="P14"><text:span text:style-name="T51"><text:s text:c="7"/></text:span><text:span text:style-name="T51">FROM old_invoices;</text:span></text:p>
          <text:p text:style-name="P14"><text:span text:style-name="T5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4;g8c3f4a91f6_0_70:notes" draw:style-name="gr1" draw:layer="layout" svg:width="16.932cm" svg:height="9.524cm" svg:x="1.059cm" svg:y="1.905cm" draw:page-number="40" presentation:class="page"/>
          <draw:frame draw:name="Google Shape;375;g8c3f4a91f6_0_70:notes" presentation:style-name="pr4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10" draw:master-page-name="TITLE_5f_AND_5f_BODY" presentation:presentation-page-layout-name="AL2T1">
        <office:forms form:automatic-focus="false" form:apply-design-mode="false"/>
        <draw:frame draw:name="Google Shape;384;p5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s</text:span><text:span text:style-name="T4">e</text:span><text:span text:style-name="T4">:</text:span></text:p>
          </draw:text-box>
        </draw:frame>
        <draw:frame draw:name="Google Shape;385;p5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7"><text:span text:style-name="T16">Insert yourself in the customers table. Query the table to check </text:span><text:span text:style-name="T16">your new data.</text:span></text:p>
              </text:list-item>
              <text:list-item>
                <text:p text:style-name="P7"><text:span text:style-name="T16">Insert a new room type of PENTHOUSE with a default rate of </text:span><text:span text:style-name="T16">285.00.</text:span></text:p>
              </text:list-item>
              <text:list-item>
                <text:p text:style-name="P7"><text:span text:style-name="T16">Add two new rooms, 501 and 502, of type PENTHOUSE and set </text:span><text:span text:style-name="T16">the rate to the same as the default for that room type.</text:span></text:p>
              </text:list-item>
              <text:list-item>
                <text:p text:style-name="P7"><text:span text:style-name="T16">Try to insert a reservation for a customer id that does not exist in </text:span><text:span text:style-name="T16">the `customers` table (for example ID `1000`). What is </text:span><text:span text:style-name="T16">happening and why?</text:span></text:p>
              </text:list-item>
            </text:list>
          </draw:text-box>
        </draw:frame>
        <presentation:notes draw:style-name="dp2">
          <draw:page-thumbnail draw:name="Google Shape;381;g8c3f4a91f6_0_121:notes" draw:style-name="gr1" draw:layer="layout" svg:width="16.932cm" svg:height="9.524cm" svg:x="1.059cm" svg:y="1.905cm" draw:page-number="41" presentation:class="page"/>
          <draw:frame draw:name="Google Shape;382;g8c3f4a91f6_0_121:notes" presentation:style-name="pr4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3" draw:master-page-name="TITLE_5f_AND_5f_BODY" presentation:presentation-page-layout-name="AL2T1">
        <office:forms form:automatic-focus="false" form:apply-design-mode="false"/>
        <draw:frame draw:name="Google Shape;390;p5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S</text:span><text:span text:style-name="T4">u</text:span><text:span text:style-name="T4">m</text:span><text:span text:style-name="T4">m</text:span><text:span text:style-name="T4">a</text:span><text:span text:style-name="T4">r</text:span><text:span text:style-name="T4">y</text:span></text:p>
          </draw:text-box>
        </draw:frame>
        <draw:frame draw:name="Google Shape;391;p5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In this lesson you have learned</text:span></text:p>
            <text:list text:style-name="L11">
              <text:list-item>
                <text:p text:style-name="P10"><text:span text:style-name="T16">The structure of relational databases</text:span></text:p>
              </text:list-item>
              <text:list-item>
                <text:p text:style-name="P10"><text:span text:style-name="T16">The basics of using SQL to query a pre-existing database</text:span></text:p>
              </text:list-item>
              <text:list-item>
                <text:p text:style-name="P10"><text:span text:style-name="T16">How to control the sequence of columns in a query</text:span></text:p>
              </text:list-item>
              <text:list-item>
                <text:p text:style-name="P10"><text:span text:style-name="T16">How to control the order of rows returned from a query</text:span></text:p>
              </text:list-item>
              <text:list-item>
                <text:p text:style-name="P10"><text:span text:style-name="T16">How to restrict the rows to those that match some predicate</text:span></text:p>
              </text:list-item>
              <text:list-item>
                <text:p text:style-name="P10"><text:span text:style-name="T16">Various conditional operators used to construct predicates</text:span></text:p>
              </text:list-item>
              <text:list-item>
                <text:p text:style-name="P10"><text:span text:style-name="T16">Inserting new data into a table</text:span></text:p>
              </text:list-item>
            </text:list>
          </draw:text-box>
        </draw:frame>
        <presentation:notes draw:style-name="dp2">
          <draw:page-thumbnail draw:name="Google Shape;387;g47b45a08f3_0_13:notes" draw:style-name="gr1" draw:layer="layout" svg:width="16.932cm" svg:height="9.524cm" svg:x="1.059cm" svg:y="1.905cm" draw:page-number="42" presentation:class="page"/>
          <draw:frame draw:name="Google Shape;388;g47b45a08f3_0_13:notes" presentation:style-name="pr4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mework" draw:style-name="dp3" draw:master-page-name="TITLE_5f_AND_5f_BODY" presentation:presentation-page-layout-name="AL2T1">
        <office:forms form:automatic-focus="false" form:apply-design-mode="false"/>
        <draw:frame draw:name="Google Shape;396;p5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H</text:span><text:span text:style-name="T4">o</text:span><text:span text:style-name="T4">m</text:span><text:span text:style-name="T4">e</text:span><text:span text:style-name="T4">w</text:span><text:span text:style-name="T4">o</text:span><text:span text:style-name="T4">r</text:span><text:span text:style-name="T4">k</text:span></text:p>
          </draw:text-box>
        </draw:frame>
        <draw:frame draw:name="Google Shape;397;p5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2">
              <text:list-item>
                <text:p text:style-name="P7"><text:span text:style-name="T52">See the instructions in the course notes for this week's homework</text:span></text:p>
              </text:list-item>
              <text:list-item>
                <text:p text:style-name="P7"><text:span text:style-name="T52">Complete the class exercises if you haven't yet finished them (most </text:span><text:span text:style-name="T52">people don't during the class)</text:span></text:p>
              </text:list-item>
              <text:list-item>
                <text:p text:style-name="P7"><text:span text:style-name="T52">Fork and clone the homework repository and create a new branch</text:span></text:p>
              </text:list-item>
              <text:list-item>
                <text:p text:style-name="P7"><text:span text:style-name="T52">Complete the mandatory tasks, 1-reading and 2-classes-db, for </text:span><text:span text:style-name="T52">week-1</text:span></text:p>
              </text:list-item>
              <text:list-item>
                <text:p text:style-name="P7"><text:span text:style-name="T52">Submit your homework solutions by creating a pull request</text:span></text:p>
              </text:list-item>
            </text:list>
          </draw:text-box>
        </draw:frame>
        <presentation:notes draw:style-name="dp2">
          <draw:page-thumbnail draw:name="Google Shape;393;g443ab3c1b0_0_0:notes" draw:style-name="gr1" draw:layer="layout" svg:width="16.932cm" svg:height="9.524cm" svg:x="1.059cm" svg:y="1.905cm" draw:page-number="43" presentation:class="page"/>
          <draw:frame draw:name="Google Shape;394;g443ab3c1b0_0_0:notes" presentation:style-name="pr4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d of Lesson" draw:style-name="dp3" draw:master-page-name="SECTION_5f_HEADER">
        <office:forms form:automatic-focus="false" form:apply-design-mode="false"/>
        <draw:frame draw:name="Google Shape;402;p56" presentation:style-name="pr49" draw:text-style-name="P31" draw:layer="layout" svg:width="23.667cm" svg:height="2.337cm" svg:x="0.866cm" svg:y="5.975cm" presentation:class="title" presentation:user-transformed="true">
          <draw:text-box>
            <text:p text:style-name="P1"><text:span text:style-name="T53">End of Lesson</text:span></text:p>
          </draw:text-box>
        </draw:frame>
        <presentation:notes draw:style-name="dp2">
          <draw:page-thumbnail draw:name="Google Shape;399;g367660fafc_0_133:notes" draw:style-name="gr1" draw:layer="layout" svg:width="16.932cm" svg:height="9.524cm" svg:x="1.059cm" svg:y="1.905cm" draw:page-number="44" presentation:class="page"/>
          <draw:frame draw:name="Google Shape;400;g367660fafc_0_133:notes" presentation:style-name="pr5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ourier New" svg:font-family="'Courier New'"/>
    <style:font-face style:name="Courier New1" svg:font-family="'Courier New'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linear" draw:start-color="#dfe9fb" draw:end-color="#6e9be7" draw:start-intensity="100%" draw:end-intensity="100%" draw:angle="225deg" draw:border="0%"/>
    <draw:gradient draw:name="msFillGradient_20_10" draw:display-name="msFillGradient 10" draw:style="linear" draw:start-color="#dfe9fb" draw:end-color="#6e9be7" draw:start-intensity="100%" draw:end-intensity="100%" draw:angle="225deg" draw:border="0%"/>
    <draw:gradient draw:name="msFillGradient_20_2" draw:display-name="msFillGradient 2" draw:style="linear" draw:start-color="#dfe9fb" draw:end-color="#6e9be7" draw:start-intensity="100%" draw:end-intensity="100%" draw:angle="225deg" draw:border="0%"/>
    <draw:gradient draw:name="msFillGradient_20_3" draw:display-name="msFillGradient 3" draw:style="linear" draw:start-color="#dfe9fb" draw:end-color="#6e9be7" draw:start-intensity="100%" draw:end-intensity="100%" draw:angle="225deg" draw:border="0%"/>
    <draw:gradient draw:name="msFillGradient_20_4" draw:display-name="msFillGradient 4" draw:style="linear" draw:start-color="#fff6db" draw:end-color="#fad25c" draw:start-intensity="100%" draw:end-intensity="100%" draw:angle="225deg" draw:border="0%"/>
    <draw:gradient draw:name="msFillGradient_20_5" draw:display-name="msFillGradient 5" draw:style="linear" draw:start-color="#fff6db" draw:end-color="#fad25c" draw:start-intensity="100%" draw:end-intensity="100%" draw:angle="225deg" draw:border="0%"/>
    <draw:gradient draw:name="msFillGradient_20_6" draw:display-name="msFillGradient 6" draw:style="linear" draw:start-color="#fff6db" draw:end-color="#fad25c" draw:start-intensity="100%" draw:end-intensity="100%" draw:angle="225deg" draw:border="0%"/>
    <draw:gradient draw:name="msFillGradient_20_7" draw:display-name="msFillGradient 7" draw:style="linear" draw:start-color="#fff6db" draw:end-color="#fad25c" draw:start-intensity="100%" draw:end-intensity="100%" draw:angle="225deg" draw:border="0%"/>
    <draw:gradient draw:name="msFillGradient_20_8" draw:display-name="msFillGradient 8" draw:style="linear" draw:start-color="#fff6db" draw:end-color="#fad25c" draw:start-intensity="100%" draw:end-intensity="100%" draw:angle="225deg" draw:border="0%"/>
    <draw:gradient draw:name="msFillGradient_20_9" draw:display-name="msFillGradient 9" draw:style="linear" draw:start-color="#fff6db" draw:end-color="#fad25c" draw:start-intensity="100%" draw:end-intensity="100%" draw:angle="225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gradient" draw:fill-gradient-name="msFillGradient_20_1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3"/>
    </style:style>
    <style:style style:name="Mdp3" style:family="drawing-page">
      <style:drawing-page-properties draw:background-size="border" draw:fill="gradient" draw:fill-gradient-name="msFillGradient_20_1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3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1-05T22:45:07.877466274</dc:date>
    <meta:editing-duration>PT46M55S</meta:editing-duration>
    <meta:editing-cycles>5</meta:editing-cycles>
    <meta:generator>LibreOffice/7.3.7.2$Linux_X86_64 LibreOffice_project/30$Build-2</meta:generator>
    <dc:creator>Keith Bremer</dc:creator>
    <meta:document-statistic meta:object-count="301"/>
  </office:meta>
</office:document-meta>
</file>